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Zeeland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</table:table-cell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</table:table-cell>
          <table:table-cell ns41:value-type="string" table:style-name="ce31" office:value-type="string">
            <text:p>Onbewoonde woonhuizen.</text:p>
          </table:table-cell>
          <table:table-cell ns41:value-type="string" table:style-name="ce31" office:value-type="string">
            <text:p>Woonhuizen in aanbouw.</text:p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</table:table-cell>
          <table:covered-table-cell table:style-name="ce31"/>
          <table:table-cell ns41:value-type="string" table:style-name="ce37" office:value-type="string">
            <text:p>Mannen.</text:p>
          </table:table-cell>
          <table:table-cell ns41:value-type="string" table:style-name="ce37" office:value-type="string">
            <text:p>Vrouwen.</text:p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</table:table-cell>
          <table:table-cell ns41:value-type="string" table:style-name="ce39" office:value-type="string">
            <text:p>Vrouwen.</text:p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agtekerke</text:p>
          </table:table-cell>
          <table:table-cell ns41:value-type="string" table:style-name="ce11" office:value-type="string">
            <text:p>Kom</text:p>
          </table:table-cell>
          <table:table-cell table:style-name="ce17"/>
          <table:table-cell ns41:value-type="string" table:style-name="ce18" office:value-type="string">
            <text:p>Diakonie-Armhuis</text:p>
          </table:table-cell>
          <table:table-cell table:style-name="ce22"/>
          <table:table-cell/>
          <table:table-cell ns41:value-type="float" table:style-name="ce27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table:style-name="ce32"/>
          <table:table-cell table:style-name="ce40"/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05_D1</text:p>
          </table:table-cell>
          <table:table-cell ns41:value-type="float" table:style-name="ce50" office:value="6" office:value-type="float">
            <text:p>6</text:p>
          </table:table-cell>
          <table:table-cell ns41:value-type="string" table:style-name="ce50" office:value-type="string">
            <text:p>ZE</text:p>
          </table:table-cell>
          <table:table-cell ns41:value-type="string" table:style-name="ce55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gtekerk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44" office:value-type="float">
            <text:p>244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gt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50" office:value-type="float">
            <text:p>25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gte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gt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gte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Oude Mannen- en Vrouwenhuis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Burger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38" office:value-type="float">
            <text:p>23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7" office:value-type="float">
            <text:p>107</text:p>
          </table:table-cell>
          <table:table-cell table:style-name="TL_20_Data" table:number-columns-repeated="2"/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42" office:value-type="float">
            <text:p>24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7" office:value-type="float">
            <text:p>107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1001" office:value-type="float">
            <text:p>100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table:style-name="TL_20_Data" table:number-columns-repeated="4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i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41" office:value-type="float">
            <text:p>141</text:p>
          </table:table-cell>
          <table:table-cell table:style-name="TL_20_Data" table:number-columns-repeated="2"/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1011" office:value-type="float">
            <text:p>1011</text:p>
          </table:table-cell>
          <table:table-cell ns41:value-type="float" table:style-name="TL_20_Data" office:value="1985" office:value-type="float">
            <text:p>198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6" office:value-type="float">
            <text:p>41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25" office:value-type="float">
            <text:p>1025</text:p>
          </table:table-cell>
          <table:table-cell ns41:value-type="float" table:style-name="TL_20_Data" office:value="1081" office:value-type="float">
            <text:p>1081</text:p>
          </table:table-cell>
          <table:table-cell ns41:value-type="float" table:style-name="TL_20_Data" office:value="2106" office:value-type="float">
            <text:p>210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16" office:value-type="float">
            <text:p>41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84" office:value-type="float">
            <text:p>1084</text:p>
          </table:table-cell>
          <table:table-cell ns41:value-type="float" table:style-name="TL_20_Data" office:value="1122" office:value-type="float">
            <text:p>1122</text:p>
          </table:table-cell>
          <table:table-cell ns41:value-type="float" table:style-name="TL_20_Data" office:value="2206" office:value-type="float">
            <text:p>220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7" office:value-type="float">
            <text:p>44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81" office:value-type="float">
            <text:p>1181</text:p>
          </table:table-cell>
          <table:table-cell ns41:value-type="float" table:style-name="TL_20_Data" office:value="1224" office:value-type="float">
            <text:p>1224</text:p>
          </table:table-cell>
          <table:table-cell ns41:value-type="float" table:style-name="TL_20_Data" office:value="2405" office:value-type="float">
            <text:p>2405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4" office:value-type="float">
            <text:p>13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08" office:value-type="float">
            <text:p>40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orp Klever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7" office:value-type="float">
            <text:p>33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978" office:value-type="float">
            <text:p>978</text:p>
          </table:table-cell>
          <table:table-cell ns41:value-type="float" table:style-name="TL_20_Data" office:value="1850" office:value-type="float">
            <text:p>185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iten Arne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Caland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office:value="7" table:style-name="TL_20_Data" table:number-columns-repeated="2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lever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24" office:value-type="float">
            <text:p>12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Buiten Klever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leverskerke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5" office:value-type="float">
            <text:p>38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1011" office:value-type="float">
            <text:p>1011</text:p>
          </table:table-cell>
          <table:table-cell ns41:value-type="float" table:style-name="TL_20_Data" office:value="1122" office:value-type="float">
            <text:p>1122</text:p>
          </table:table-cell>
          <table:table-cell ns41:value-type="float" table:style-name="TL_20_Data" office:value="2133" office:value-type="float">
            <text:p>213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59" office:value-type="float">
            <text:p>45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07" office:value-type="float">
            <text:p>107</text:p>
          </table:table-cell>
          <table:table-cell table:style-name="TL_20_Data" table:number-columns-repeated="2"/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012" office:value-type="float">
            <text:p>1012</text:p>
          </table:table-cell>
          <table:table-cell ns41:value-type="float" table:style-name="TL_20_Data" office:value="1924" office:value-type="float">
            <text:p>1924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Steenoven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Kijkui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Spui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Magret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office:value="45" table:style-name="TL_20_Data" table:number-columns-repeated="2" office:value-type="float">
            <text:p>45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Axelsche Sass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40" office:value-type="float">
            <text:p>54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07" office:value-type="float">
            <text:p>107</text:p>
          </table:table-cell>
          <table:table-cell table:style-name="TL_20_Data" table:number-columns-repeated="2"/>
          <table:table-cell ns41:value-type="float" table:style-name="TL_20_Data" office:value="1128" office:value-type="float">
            <text:p>1128</text:p>
          </table:table-cell>
          <table:table-cell ns41:value-type="float" table:style-name="TL_20_Data" office:value="1198" office:value-type="float">
            <text:p>1198</text:p>
          </table:table-cell>
          <table:table-cell ns41:value-type="float" table:style-name="TL_20_Data" office:value="2326" office:value-type="float">
            <text:p>232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1" office:value-type="float">
            <text:p>1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465" office:value-type="float">
            <text:p>465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6" office:value-type="float">
            <text:p>18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994" office:value-type="float">
            <text:p>99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chapenbou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66" office:value-type="float">
            <text:p>36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1:value-type="float" table:style-name="TL_20_Data" office:value="1039" office:value-type="float">
            <text:p>1039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2015" office:value-type="float">
            <text:p>201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06" office:value-type="float">
            <text:p>906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1:value-type="float" table:style-name="TL_20_Data" office:value="107" office:value-type="float">
            <text:p>107</text:p>
          </table:table-cell>
          <table:table-cell table:style-name="TL_20_Data" table:number-columns-repeated="2"/>
          <table:table-cell ns41:value-type="float" table:style-name="TL_20_Data" office:value="2167" office:value-type="float">
            <text:p>2167</text:p>
          </table:table-cell>
          <table:table-cell ns41:value-type="float" table:style-name="TL_20_Data" office:value="2174" office:value-type="float">
            <text:p>2174</text:p>
          </table:table-cell>
          <table:table-cell ns41:value-type="float" table:style-name="TL_20_Data" office:value="4341" office:value-type="float">
            <text:p>434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7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7" office:value-type="float">
            <text:p>1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7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11" office:value-type="float">
            <text:p>21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02" office:value-type="float">
            <text:p>602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1187" office:value-type="float">
            <text:p>118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56" office:value-type="float">
            <text:p>45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124" office:value-type="float">
            <text:p>1124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2267" office:value-type="float">
            <text:p>226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aconie-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86" office:value-type="float">
            <text:p>28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Krommenho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16" office:value-type="float">
            <text:p>31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Krommenho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office:value="22" table:style-name="TL_20_Data" table:number-columns-repeated="2" office:value-type="float">
            <text:p>22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9" office:value-type="float">
            <text:p>16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639" office:value-type="float">
            <text:p>63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639" office:value-type="float">
            <text:p>63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Zeedijk Noord-W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ude Kaai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chenk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ud Borss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Polder Borss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oll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onings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Zeedijk Zuid-Oo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ijdelijk aanwezige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40" office:value-type="float">
            <text:p>540</text:p>
          </table:table-cell>
          <table:table-cell ns41:value-type="float" table:style-name="TL_20_Data" office:value="519" office:value-type="float">
            <text:p>519</text:p>
          </table:table-cell>
          <table:table-cell ns41:value-type="float" table:style-name="TL_20_Data" office:value="1059" office:value-type="float">
            <text:p>105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Dorp Boschkap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pellewijk, Dorp Boschkap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aswijk, Sa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aswijk, Stoppeldijker 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aswijk, Verspreide huizen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Stoppeldijker-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office:value="41" table:style-name="TL_20_Data" table:number-columns-repeated="2" office:value-type="float">
            <text:p>41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de 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51" table:style-name="TL_20_Data" table:number-columns-repeated="2" office:value-type="float">
            <text:p>51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Ruischend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Koekbakk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office:value="42" table:style-name="TL_20_Data" table:number-columns-repeated="2" office:value-type="float">
            <text:p>42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Verspreide huizen</text:p>
          </table:table-cell>
          <table:table-cell table:style-name="ce23"/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pellewijk, Ruischend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pellewijk, Schap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pellewijk, Keizerr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pellewijk, Verspreide huizen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oekwijk, Kamp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oekwijk, Verspreide huizen</text:p>
          </table:table-cell>
          <table:table-cell table:style-name="ce23"/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TL_20_Data" office:value="885" office:value-type="float">
            <text:p>88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11" office:value-type="float">
            <text:p>611</text:p>
          </table:table-cell>
          <table:table-cell ns41:value-type="float" table:style-name="TL_20_Data" office:value="624" office:value-type="float">
            <text:p>624</text:p>
          </table:table-cell>
          <table:table-cell ns41:value-type="float" table:style-name="TL_20_Data" office:value="1235" office:value-type="float">
            <text:p>123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Diaconie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3" office:value-type="float">
            <text:p>2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619" office:value-type="float">
            <text:p>619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1247" office:value-type="float">
            <text:p>124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Kijkui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4" office:value-type="float">
            <text:p>2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69" office:value-type="float">
            <text:p>669</text:p>
          </table:table-cell>
          <table:table-cell ns41:value-type="float" table:style-name="TL_20_Data" office:value="664" office:value-type="float">
            <text:p>664</text:p>
          </table:table-cell>
          <table:table-cell ns41:value-type="float" table:style-name="TL_20_Data" office:value="1333" office:value-type="float">
            <text:p>133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Papenre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Algem.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't Polder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Nieuwe 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5" office:value-type="float">
            <text:p>37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972" office:value-type="float">
            <text:p>972</text:p>
          </table:table-cell>
          <table:table-cell ns41:value-type="float" table:style-name="TL_20_Data" office:value="1957" office:value-type="float">
            <text:p>195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rgerlijk Armhuis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iaconie Armhuis d.N.H.G.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et Godshuis wijlen Huibrecht Carst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sticht van Huisvesting, met weldadig doel</text:p>
          </table:table-cell>
          <table:table-cell table:style-name="ce23"/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85" office:value-type="float">
            <text:p>285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644" office:value-type="float">
            <text:p>644</text:p>
          </table:table-cell>
          <table:table-cell ns41:value-type="float" table:style-name="TL_20_Data" office:value="1267" office:value-type="float">
            <text:p>126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4" office:value-type="float">
            <text:p>29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1313" office:value-type="float">
            <text:p>1313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8" office:value-type="float">
            <text:p>478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1104" office:value-type="float">
            <text:p>1104</text:p>
          </table:table-cell>
          <table:table-cell ns41:value-type="float" table:style-name="TL_20_Data" office:value="1179" office:value-type="float">
            <text:p>1179</text:p>
          </table:table-cell>
          <table:table-cell ns41:value-type="float" table:style-name="TL_20_Data" office:value="2283" office:value-type="float">
            <text:p>22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78" office:value-type="float">
            <text:p>478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1104" office:value-type="float">
            <text:p>1104</text:p>
          </table:table-cell>
          <table:table-cell ns41:value-type="float" table:style-name="TL_20_Data" office:value="1179" office:value-type="float">
            <text:p>1179</text:p>
          </table:table-cell>
          <table:table-cell ns41:value-type="float" table:style-name="TL_20_Data" office:value="2283" office:value-type="float">
            <text:p>22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office:value="164" table:style-name="TL_20_Data" table:number-columns-repeated="2" office:value-type="float">
            <text:p>164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3" office:value-type="float">
            <text:p>543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68" office:value-type="float">
            <text:p>1268</text:p>
          </table:table-cell>
          <table:table-cell ns41:value-type="float" table:style-name="TL_20_Data" office:value="1343" office:value-type="float">
            <text:p>1343</text:p>
          </table:table-cell>
          <table:table-cell ns41:value-type="float" table:style-name="TL_20_Data" office:value="2611" office:value-type="float">
            <text:p>261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rg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estenscho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rg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rgh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Midde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03" office:value-type="float">
            <text:p>50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7"/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0" office:value-type="float">
            <text:p>17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862" office:value-type="float">
            <text:p>86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8" office:value-type="float">
            <text:p>23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571" office:value-type="float">
            <text:p>571</text:p>
          </table:table-cell>
          <table:table-cell ns41:value-type="float" table:style-name="TL_20_Data" office:value="1130" office:value-type="float">
            <text:p>113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Cl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5" office:value-type="float">
            <text:p>2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81" office:value-type="float">
            <text:p>681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368" office:value-type="float">
            <text:p>136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 Nieuwna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4" office:value-type="float">
            <text:p>26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31" office:value-type="float">
            <text:p>531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136" office:value-type="float">
            <text:p>113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19" office:value-type="float">
            <text:p>519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212" office:value-type="float">
            <text:p>1212</text:p>
          </table:table-cell>
          <table:table-cell ns41:value-type="float" table:style-name="TL_20_Data" office:value="1292" office:value-type="float">
            <text:p>1292</text:p>
          </table:table-cell>
          <table:table-cell ns41:value-type="float" table:style-name="TL_20_Data" office:value="2504" office:value-type="float">
            <text:p>250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pelle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7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Cl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root en Nieuw Kieldrecht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aftingen, Louisa-Prosper- en Koningin Emma-Polder en Ha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2" office:value-type="float">
            <text:p>13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office:value="264" table:style-name="TL_20_Data" table:number-columns-repeated="2" office:value-type="float">
            <text:p>264</text:p>
          </table:table-cell>
          <table:table-cell ns41:value-type="float" table:style-name="TL_20_Data" office:value="528" office:value-type="float">
            <text:p>5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09" office:value-type="float">
            <text:p>60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476" office:value-type="float">
            <text:p>1476</text:p>
          </table:table-cell>
          <table:table-cell ns41:value-type="float" table:style-name="TL_20_Data" office:value="1556" office:value-type="float">
            <text:p>1556</text:p>
          </table:table-cell>
          <table:table-cell ns41:value-type="float" table:style-name="TL_20_Data" office:value="3032" office:value-type="float">
            <text:p>303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0" office:value-type="float">
            <text:p>35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848" office:value-type="float">
            <text:p>848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637" office:value-type="float">
            <text:p>1637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1" office:value-type="float">
            <text:p>38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73" office:value-type="float">
            <text:p>973</text:p>
          </table:table-cell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1882" office:value-type="float">
            <text:p>188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784" office:value-type="float">
            <text:p>78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4" office:value-type="float">
            <text:p>15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784" office:value-type="float">
            <text:p>78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3" office:value-type="float">
            <text:p>63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7" office:value-type="float">
            <text:p>217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564" office:value-type="float">
            <text:p>564</text:p>
          </table:table-cell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1119" office:value-type="float">
            <text:p>111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meente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17" office:value-type="float">
            <text:p>217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9" office:value-type="float">
            <text:p>249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1116" office:value-type="float">
            <text:p>111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stichten, armhuizen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6" office:value-type="float">
            <text:p>2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95" office:value-type="float">
            <text:p>595</text:p>
          </table:table-cell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1193" office:value-type="float">
            <text:p>1193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weg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we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we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we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we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n O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ijdor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uiv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Klaaskinder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Den O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Looperskapelle, Arm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Looperskapell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Schar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566" office:value-type="float">
            <text:p>56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W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7" office:value-type="float">
            <text:p>1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52" office:value-type="float">
            <text:p>75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3" office:value-type="float">
            <text:p>23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99" office:value-type="float">
            <text:p>599</text:p>
          </table:table-cell>
          <table:table-cell ns41:value-type="float" table:style-name="TL_20_Data" office:value="540" office:value-type="float">
            <text:p>540</text:p>
          </table:table-cell>
          <table:table-cell ns41:value-type="float" table:style-name="TL_20_Data" office:value="1139" office:value-type="float">
            <text:p>113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Elkerze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char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Elkerze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char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mee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me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mee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me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mee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2"/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14" office:value-type="float">
            <text:p>5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718" office:value-type="float">
            <text:p>71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Jacobu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0" table:style-name="TL_20_Data" table:number-columns-repeated="2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7" office:value-type="float">
            <text:p>2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665" office:value-type="float">
            <text:p>665</text:p>
          </table:table-cell>
          <table:table-cell ns41:value-type="float" table:style-name="TL_20_Data" office:value="1208" office:value-type="float">
            <text:p>120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590" office:value-type="float">
            <text:p>590</text:p>
          </table:table-cell>
          <table:table-cell ns41:value-type="float" table:style-name="TL_20_Data" office:value="712" office:value-type="float">
            <text:p>712</text:p>
          </table:table-cell>
          <table:table-cell ns41:value-type="float" table:style-name="TL_20_Data" office:value="1302" office:value-type="float">
            <text:p>130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6" office:value-type="float">
            <text:p>25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729" office:value-type="float">
            <text:p>729</text:p>
          </table:table-cell>
          <table:table-cell ns41:value-type="float" table:style-name="TL_20_Data" office:value="1307" office:value-type="float">
            <text:p>130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4" office:value-type="float">
            <text:p>25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587" office:value-type="float">
            <text:p>587</text:p>
          </table:table-cell>
          <table:table-cell ns41:value-type="float" table:style-name="TL_20_Data" office:value="667" office:value-type="float">
            <text:p>667</text:p>
          </table:table-cell>
          <table:table-cell ns41:value-type="float" table:style-name="TL_20_Data" office:value="1254" office:value-type="float">
            <text:p>125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09" office:value-type="float">
            <text:p>100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46" office:value-type="float">
            <text:p>146</text:p>
          </table:table-cell>
          <table:table-cell table:style-name="TL_20_Data" table:number-columns-repeated="2"/>
          <table:table-cell ns41:value-type="float" table:style-name="TL_20_Data" office:value="2339" office:value-type="float">
            <text:p>2339</text:p>
          </table:table-cell>
          <table:table-cell ns41:value-type="float" table:style-name="TL_20_Data" office:value="2828" office:value-type="float">
            <text:p>2828</text:p>
          </table:table-cell>
          <table:table-cell ns41:value-type="float" table:style-name="TL_20_Data" office:value="5167" office:value-type="float">
            <text:p>5167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rafgevangen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1" office:value-type="float">
            <text:p>5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25" office:value-type="float">
            <text:p>32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855" office:value-type="float">
            <text:p>855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1746" office:value-type="float">
            <text:p>1746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aanw.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6" office:value-type="float">
            <text:p>32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895" office:value-type="float">
            <text:p>895</text:p>
          </table:table-cell>
          <table:table-cell ns41:value-type="float" table:style-name="TL_20_Data" office:value="1755" office:value-type="float">
            <text:p>175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35" office:value-type="float">
            <text:p>133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3200" office:value-type="float">
            <text:p>3200</text:p>
          </table:table-cell>
          <table:table-cell ns41:value-type="float" table:style-name="TL_20_Data" office:value="3723" office:value-type="float">
            <text:p>3723</text:p>
          </table:table-cell>
          <table:table-cell ns41:value-type="float" table:style-name="TL_20_Data" office:value="6923" office:value-type="float">
            <text:p>6923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ce41" office:value="130" office:value-type="float">
            <text:p>1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elfhou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P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16" office:value-type="float">
            <text:p>4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raauw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7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aauw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elfhou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Jager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rabb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3" office:value-type="float">
            <text:p>34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778" office:value-type="float">
            <text:p>778</text:p>
          </table:table-cell>
          <table:table-cell ns41:value-type="float" table:style-name="TL_20_Data" office:value="781" office:value-type="float">
            <text:p>781</text:p>
          </table:table-cell>
          <table:table-cell ns41:value-type="float" table:style-name="TL_20_Data" office:value="1559" office:value-type="float">
            <text:p>155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elfhou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P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Paa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rauw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2" office:value-type="float">
            <text:p>42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043" office:value-type="float">
            <text:p>1043</text:p>
          </table:table-cell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2072" office:value-type="float">
            <text:p>207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7" office:value-type="float">
            <text:p>18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913" office:value-type="float">
            <text:p>9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9" office:value-type="float">
            <text:p>2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864" office:value-type="float">
            <text:p>86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9" office:value-type="float">
            <text:p>2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864" office:value-type="float">
            <text:p>86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Gehucht Krui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9" office:value-type="float">
            <text:p>30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779" office:value-type="float">
            <text:p>779</text:p>
          </table:table-cell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1536" office:value-type="float">
            <text:p>1536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8" office:value-type="float">
            <text:p>54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159" office:value-type="float">
            <text:p>1159</text:p>
          </table:table-cell>
          <table:table-cell ns41:value-type="float" table:style-name="TL_20_Data" office:value="1241" office:value-type="float">
            <text:p>1241</text:p>
          </table:table-cell>
          <table:table-cell ns41:value-type="float" table:style-name="TL_20_Data" office:value="2400" office:value-type="float">
            <text:p>240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iac. Armb. N. H. Kerk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rijp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tte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oogel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Poppendam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63" office:value-type="float">
            <text:p>46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5" office:value-type="float">
            <text:p>22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bt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inout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aars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bt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34" table:style-name="TL_20_Data" table:number-columns-repeated="2" office:value-type="float">
            <text:p>34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inout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aars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's Heer-Hendriksk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's Heer-Arend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564" office:value-type="float">
            <text:p>56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Nieuw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9" office:value-type="float">
            <text:p>2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563" office:value-type="float">
            <text:p>563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1173" office:value-type="float">
            <text:p>117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's Heer-Hendriksk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isse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isse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's Heer-Arend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33" office:value-type="float">
            <text:p>433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810" office:value-type="float">
            <text:p>81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Nieuw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07" office:value-type="float">
            <text:p>407</text:p>
          </table:table-cell>
          <table:table-cell ns41:value-type="float" table:style-name="TL_20_Data" office:value="865" office:value-type="float">
            <text:p>86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Nieuwdorp, Tijd.aanw.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60" office:value-type="float">
            <text:p>36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92" office:value-type="float">
            <text:p>992</text:p>
          </table:table-cell>
          <table:table-cell ns41:value-type="float" table:style-name="TL_20_Data" office:value="883" office:value-type="float">
            <text:p>883</text:p>
          </table:table-cell>
          <table:table-cell ns41:value-type="float" table:style-name="TL_20_Data" office:value="1875" office:value-type="float">
            <text:p>187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19" office:value-type="float">
            <text:p>61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1494" office:value-type="float">
            <text:p>1494</text:p>
          </table:table-cell>
          <table:table-cell ns41:value-type="float" table:style-name="TL_20_Data" office:value="3049" office:value-type="float">
            <text:p>30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43" office:value-type="float">
            <text:p>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Franciscu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660" office:value-type="float">
            <text:p>66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4" office:value-type="float">
            <text:p>15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669" office:value-type="float">
            <text:p>66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0" office:value-type="float">
            <text:p>22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1031" office:value-type="float">
            <text:p>103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3" office:value-type="float">
            <text:p>19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13" office:value-type="float">
            <text:p>81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6"/>
          <table:table-cell ns41:value-type="float" office:value="247" table:style-name="TL_20_Data" table:number-columns-repeated="2" office:value-type="float">
            <text:p>247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2" office:value-type="float">
            <text:p>152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5" office:value-type="float">
            <text:p>34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836" office:value-type="float">
            <text:p>836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625" office:value-type="float">
            <text:p>162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iweg n. Stopp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Platt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ngstdijksch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old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oning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Pold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Oude Stoo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wadendam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658" office:value-type="float">
            <text:p>65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Tijdel.aanw.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wadendam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table:style-name="TL_20_Data" table:number-columns-repeated="7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ijke 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3" office:value-type="float">
            <text:p>9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0" office:value-type="float">
            <text:p>22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72" office:value-type="float">
            <text:p>572</text:p>
          </table:table-cell>
          <table:table-cell ns41:value-type="float" table:style-name="TL_20_Data" office:value="537" office:value-type="float">
            <text:p>537</text:p>
          </table:table-cell>
          <table:table-cell ns41:value-type="float" table:style-name="TL_20_Data" office:value="1109" office:value-type="float">
            <text:p>110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876" office:value-type="float">
            <text:p>87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881" office:value-type="float">
            <text:p>88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auritsf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oud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asjes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Paradij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ov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ol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illemskerk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ov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ere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258" office:value-type="float">
            <text:p>25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ieuw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ulpenb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ingerl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n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oessch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oessche 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w. Westenrijk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ell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ud Westerijk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6" office:value-type="float">
            <text:p>25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1357" office:value-type="float">
            <text:p>135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1" office:value-type="float">
            <text:p>46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096" office:value-type="float">
            <text:p>1096</text:p>
          </table:table-cell>
          <table:table-cell ns41:value-type="float" table:style-name="TL_20_Data" office:value="1142" office:value-type="float">
            <text:p>1142</text:p>
          </table:table-cell>
          <table:table-cell ns41:value-type="float" table:style-name="TL_20_Data" office:value="2238" office:value-type="float">
            <text:p>223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Noord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Walsoord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Groen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528" office:value-type="float">
            <text:p>5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 Kloosterzand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Kruis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orp Lamswaar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ucht Roz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73" table:style-name="TL_20_Data" table:number-columns-repeated="2" office:value-type="float">
            <text:p>73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gehucht Hoefje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Mo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48" table:style-name="TL_20_Data" table:number-columns-repeated="2" office:value-type="float">
            <text:p>48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ucht Ter Ho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 Kuit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60" office:value-type="float">
            <text:p>560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1" office:value-type="float">
            <text:p>41</text:p>
          </table:table-cell>
          <table:table-cell table:style-name="TL_20_Data" table:number-columns-repeated="2"/>
          <table:table-cell ns41:value-type="float" table:style-name="TL_20_Data" office:value="1219" office:value-type="float">
            <text:p>1219</text:p>
          </table:table-cell>
          <table:table-cell ns41:value-type="float" table:style-name="TL_20_Data" office:value="1296" office:value-type="float">
            <text:p>1296</text:p>
          </table:table-cell>
          <table:table-cell ns41:value-type="float" table:style-name="TL_20_Data" office:value="2515" office:value-type="float">
            <text:p>251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Knapa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Perk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Kreverhi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Kalver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Droog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Wate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ucht den 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office:value="41" table:style-name="TL_20_Data" table:number-columns-repeated="2" office:value-type="float">
            <text:p>41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ucht Kruis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olen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ucht Hoeken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ucht Ta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12" table:style-name="TL_20_Data" table:number-columns-repeated="2" office:value-type="float">
            <text:p>12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ucht Neder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Wilhelmu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Lange Nieuw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Kruispolderkaai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Duivel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Duivelshoe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Baal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Rozenbergsche 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gehucht Klein Kuit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27" table:style-name="TL_20_Data" table:number-columns-repeated="2" office:value-type="float">
            <text:p>27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gehucht Vi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gehucht Me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gehucht Koelewei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50" office:value-type="float">
            <text:p>15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Not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Mo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Jager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Schuddebeu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Zei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97" office:value-type="float">
            <text:p>9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Dullaart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Zand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ucht Galgen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ucht Rustw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ucht Hav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7" office:value-type="float">
            <text:p>7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 Baudeloo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 Schaper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 Roz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 Ta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02" office:value-type="float">
            <text:p>50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262" office:value-type="float">
            <text:p>1262</text:p>
          </table:table-cell>
          <table:table-cell ns41:value-type="float" table:style-name="TL_20_Data" office:value="1258" office:value-type="float">
            <text:p>1258</text:p>
          </table:table-cell>
          <table:table-cell ns41:value-type="float" table:style-name="TL_20_Data" office:value="2520" office:value-type="float">
            <text:p>252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62" office:value-type="float">
            <text:p>1062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2481" office:value-type="float">
            <text:p>2481</text:p>
          </table:table-cell>
          <table:table-cell ns41:value-type="float" table:style-name="TL_20_Data" office:value="2554" office:value-type="float">
            <text:p>2554</text:p>
          </table:table-cell>
          <table:table-cell ns41:value-type="float" table:style-name="TL_20_Data" office:value="5035" office:value-type="float">
            <text:p>5035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av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84" office:value-type="float">
            <text:p>18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4" office:value-type="float">
            <text:p>28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391" office:value-type="float">
            <text:p>139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.K. Liefde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12" office:value-type="float">
            <text:p>1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8" office:value-type="float">
            <text:p>21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629" office:value-type="float">
            <text:p>62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ensionaat v. meisjes met 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5" table:style-name="TL_20_Data" table:number-columns-repeated="2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883" office:value-type="float">
            <text:p>88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15" office:value-type="float">
            <text:p>51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1:value-type="float" table:style-name="TL_20_Data" office:value="1238" office:value-type="float">
            <text:p>1238</text:p>
          </table:table-cell>
          <table:table-cell ns41:value-type="float" table:style-name="TL_20_Data" office:value="1398" office:value-type="float">
            <text:p>1398</text:p>
          </table:table-cell>
          <table:table-cell ns41:value-type="float" table:style-name="TL_20_Data" office:value="2636" office:value-type="float">
            <text:p>263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49" table:style-name="TL_20_Data" table:number-columns-repeated="2" office:value-type="float">
            <text:p>49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9" office:value-type="float">
            <text:p>54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1:value-type="float" table:style-name="TL_20_Data" office:value="1321" office:value-type="float">
            <text:p>1321</text:p>
          </table:table-cell>
          <table:table-cell ns41:value-type="float" table:style-name="TL_20_Data" office:value="1483" office:value-type="float">
            <text:p>1483</text:p>
          </table:table-cell>
          <table:table-cell ns41:value-type="float" table:style-name="TL_20_Data" office:value="2804" office:value-type="float">
            <text:p>2804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R.K. Biz. meisjessc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8" office:value-type="float">
            <text:p>17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870" office:value-type="float">
            <text:p>87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9" office:value-type="float">
            <text:p>17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pelle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7"/>
          <table:table-cell ns41:value-type="float" office:value="118" table:style-name="TL_20_Data" table:number-columns-repeated="2" office:value-type="float">
            <text:p>118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i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table:style-name="TL_20_Data" table:number-columns-repeated="7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44" office:value-type="float">
            <text:p>2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ikant, 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ei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2" office:value-type="float">
            <text:p>14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98" office:value-type="float">
            <text:p>7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bsda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72" office:value-type="float">
            <text:p>4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2" office:value-type="float">
            <text:p>31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10" office:value-type="float">
            <text:p>910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1753" office:value-type="float">
            <text:p>175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91" office:value-type="float">
            <text:p>49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349" office:value-type="float">
            <text:p>1349</text:p>
          </table:table-cell>
          <table:table-cell ns41:value-type="float" table:style-name="TL_20_Data" office:value="1283" office:value-type="float">
            <text:p>1283</text:p>
          </table:table-cell>
          <table:table-cell ns41:value-type="float" table:style-name="TL_20_Data" office:value="2632" office:value-type="float">
            <text:p>26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orp Biezel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79" office:value-type="float">
            <text:p>57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7" office:value-type="float">
            <text:p>25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641" office:value-type="float">
            <text:p>641</text:p>
          </table:table-cell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1230" office:value-type="float">
            <text:p>123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7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0" office:value-type="float">
            <text:p>120</text:p>
          </table:table-cell>
          <table:table-cell table:style-name="TL_20_Data" table:number-columns-repeated="7"/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722" office:value-type="float">
            <text:p>72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012" office:value-type="float">
            <text:p>1012</text:p>
          </table:table-cell>
          <table:table-cell ns41:value-type="float" table:style-name="TL_20_Data" office:value="940" office:value-type="float">
            <text:p>940</text:p>
          </table:table-cell>
          <table:table-cell ns41:value-type="float" table:style-name="TL_20_Data" office:value="1952" office:value-type="float">
            <text:p>195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tt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67" office:value-type="float">
            <text:p>267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as van Go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lhelmina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787" office:value-type="float">
            <text:p>787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tt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lhelmina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" office:value-type="float">
            <text:p>52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2" office:value-type="float">
            <text:p>21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R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808" office:value-type="float">
            <text:p>80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erk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Nieuw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Markt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Acht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7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624" office:value-type="float">
            <text:p>6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etelaars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office:value="36" table:style-name="TL_20_Data" table:number-columns-repeated="2" office:value-type="float">
            <text:p>36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oessch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roe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82" table:style-name="TL_20_Data" table:number-columns-repeated="2" office:value-type="float">
            <text:p>8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Abbek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erva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apelsch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Munnik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5" office:value-type="float">
            <text:p>1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7" office:value-type="float">
            <text:p>26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649" office:value-type="float">
            <text:p>649</text:p>
          </table:table-cell>
          <table:table-cell ns41:value-type="float" table:style-name="TL_20_Data" office:value="1297" office:value-type="float">
            <text:p>129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eoostenblij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ei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t. Andr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Ferdinandu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7" office:value-type="float">
            <text:p>11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. Andr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sch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i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o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ud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azelaa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Nieuw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lap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osch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't Zan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7" office:value-type="float">
            <text:p>7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ijg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t. Andr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t. Jacob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azelaa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Nieuw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Rijg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't Zan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't Zan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Langenakk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Kerk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Kernemelk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ud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7"/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10" office:value-type="float">
            <text:p>2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8" office:value-type="float">
            <text:p>35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932" office:value-type="float">
            <text:p>932</text:p>
          </table:table-cell>
          <table:table-cell ns41:value-type="float" table:style-name="TL_20_Data" office:value="1903" office:value-type="float">
            <text:p>190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Ferdinandu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. Andr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i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o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ud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azelaa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lap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't Zan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azelaa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't Zan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Kernemelk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ud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8" office:value-type="float">
            <text:p>78</text:p>
          </table:table-cell>
          <table:table-cell table:style-name="TL_20_Data" table:number-columns-repeated="7"/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13" office:value-type="float">
            <text:p>1213</text:p>
          </table:table-cell>
          <table:table-cell ns41:value-type="float" table:style-name="TL_20_Data" office:value="1141" office:value-type="float">
            <text:p>1141</text:p>
          </table:table-cell>
          <table:table-cell ns41:value-type="float" table:style-name="TL_20_Data" office:value="2354" office:value-type="float">
            <text:p>235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5" office:value-type="float">
            <text:p>17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674" office:value-type="float">
            <text:p>67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55" office:value-type="float">
            <text:p>455</text:p>
          </table:table-cell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913" office:value-type="float">
            <text:p>91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1" office:value-type="float">
            <text:p>351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595" office:value-type="float">
            <text:p>159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26" office:value-type="float">
            <text:p>52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1139" office:value-type="float">
            <text:p>1139</text:p>
          </table:table-cell>
          <table:table-cell ns41:value-type="float" table:style-name="TL_20_Data" office:value="1130" office:value-type="float">
            <text:p>1130</text:p>
          </table:table-cell>
          <table:table-cell ns41:value-type="float" table:style-name="TL_20_Data" office:value="2269" office:value-type="float">
            <text:p>226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0" office:value-type="float">
            <text:p>25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1221" office:value-type="float">
            <text:p>122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14" office:value-type="float">
            <text:p>21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4" office:value-type="float">
            <text:p>29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1435" office:value-type="float">
            <text:p>143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eiboo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oordschan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oel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arwe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and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rspr. wo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erspr. wo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office:value="30" table:style-name="TL_20_Data" table:number-columns-repeated="2" office:value-type="float">
            <text:p>30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7" office:value-type="float">
            <text:p>56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992" office:value-type="float">
            <text:p>992</text:p>
          </table:table-cell>
          <table:table-cell ns41:value-type="float" table:style-name="TL_20_Data" office:value="1010" office:value-type="float">
            <text:p>1010</text:p>
          </table:table-cell>
          <table:table-cell ns41:value-type="float" table:style-name="TL_20_Data" office:value="2002" office:value-type="float">
            <text:p>200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69" office:value-type="float">
            <text:p>76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541" office:value-type="float">
            <text:p>5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os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nswee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7" office:value-type="float">
            <text:p>23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602" office:value-type="float">
            <text:p>602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nswee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38" office:value-type="float">
            <text:p>53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1:value-type="float" table:style-name="TL_20_Data" office:value="1367" office:value-type="float">
            <text:p>1367</text:p>
          </table:table-cell>
          <table:table-cell ns41:value-type="float" table:style-name="TL_20_Data" office:value="1290" office:value-type="float">
            <text:p>1290</text:p>
          </table:table-cell>
          <table:table-cell ns41:value-type="float" table:style-name="TL_20_Data" office:value="2657" office:value-type="float">
            <text:p>265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51" office:value-type="float">
            <text:p>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os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Zand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18" table:style-name="TL_20_Data" table:number-columns-repeated="2" office:value-type="float">
            <text:p>18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Zand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54" office:value-type="float">
            <text:p>254</text:p>
          </table:table-cell>
          <table:table-cell table:style-name="TL_20_Data" table:number-columns-repeated="4"/>
          <table:table-cell ns41:value-type="float" table:style-name="TL_20_Data" office:value="801" office:value-type="float">
            <text:p>801</text:p>
          </table:table-cell>
          <table:table-cell ns41:value-type="float" table:style-name="ce41" office:value="287" office:value-type="float">
            <text:p>28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54" office:value-type="float">
            <text:p>254</text:p>
          </table:table-cell>
          <table:table-cell table:style-name="TL_20_Data"/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91" office:value-type="float">
            <text:p>591</text:p>
          </table:table-cell>
          <table:table-cell ns41:value-type="float" table:style-name="TL_20_Data" office:value="811" office:value-type="float">
            <text:p>811</text:p>
          </table:table-cell>
          <table:table-cell ns41:value-type="float" table:style-name="ce41" office:value="293" office:value-type="float">
            <text:p>29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37" office:value-type="float">
            <text:p>63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254" office:value-type="float">
            <text:p>254</text:p>
          </table:table-cell>
          <table:table-cell table:style-name="TL_20_Data"/>
          <table:table-cell ns41:value-type="float" table:style-name="TL_20_Data" office:value="1676" office:value-type="float">
            <text:p>1676</text:p>
          </table:table-cell>
          <table:table-cell ns41:value-type="float" table:style-name="TL_20_Data" office:value="1573" office:value-type="float">
            <text:p>1573</text:p>
          </table:table-cell>
          <table:table-cell ns41:value-type="float" table:style-name="TL_20_Data" office:value="3249" office:value-type="float">
            <text:p>3249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ce41" office:value="344" office:value-type="float">
            <text:p>3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table:style-name="TL_20_Data" table:number-columns-repeated="7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213" office:value-type="float">
            <text:p>2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aconie der N.H. Gemeent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igdam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44" office:value-type="float">
            <text:p>14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05" office:value-type="float">
            <text:p>20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12" office:value-type="float">
            <text:p>21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igdam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1" office:value-type="float">
            <text:p>13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84" office:value-type="float">
            <text:p>3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2" office:value-type="float">
            <text:p>62</text:p>
          </table:table-cell>
          <table:table-cell table:style-name="TL_20_Data" table:number-columns-repeated="2"/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893" office:value-type="float">
            <text:p>893</text:p>
          </table:table-cell>
          <table:table-cell ns41:value-type="float" table:style-name="TL_20_Data" office:value="1797" office:value-type="float">
            <text:p>179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5" office:value-type="float">
            <text:p>38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78" office:value-type="float">
            <text:p>978</text:p>
          </table:table-cell>
          <table:table-cell ns41:value-type="float" table:style-name="TL_20_Data" office:value="946" office:value-type="float">
            <text:p>946</text:p>
          </table:table-cell>
          <table:table-cell ns41:value-type="float" table:style-name="TL_20_Data" office:value="1924" office:value-type="float">
            <text:p>1924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0" office:value-type="float">
            <text:p>1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67" office:value-type="float">
            <text:p>867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0" office:value-type="float">
            <text:p>1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67" office:value-type="float">
            <text:p>867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55" office:value-type="float">
            <text:p>55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422" office:value-type="float">
            <text:p>1422</text:p>
          </table:table-cell>
          <table:table-cell ns41:value-type="float" table:style-name="TL_20_Data" office:value="1369" office:value-type="float">
            <text:p>1369</text:p>
          </table:table-cell>
          <table:table-cell ns41:value-type="float" table:style-name="TL_20_Data" office:value="2791" office:value-type="float">
            <text:p>279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, Diaconie der N. H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, Burgerl. armen v. Meliskerk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4" office:value-type="float">
            <text:p>13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614" office:value-type="float">
            <text:p>61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table:style-name="TL_20_Data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4" office:value-type="float">
            <text:p>5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Militaire woningen</text:p>
          </table:table-cell>
          <table:table-cell table:style-name="ce23"/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1" office:value-type="float">
            <text:p>21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624" office:value-type="float">
            <text:p>624</text:p>
          </table:table-cell>
          <table:table-cell ns41:value-type="float" table:style-name="TL_20_Data" office:value="1120" office:value-type="float">
            <text:p>11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t Anna hof, Armbestuu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2" office:value-type="float">
            <text:p>14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679" office:value-type="float">
            <text:p>679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499" office:value-type="float">
            <text:p>499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8" office:value-type="float">
            <text:p>22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1" office:value-type="float">
            <text:p>41</text:p>
          </table:table-cell>
          <table:table-cell table:style-name="TL_20_Data" table:number-columns-repeated="2"/>
          <table:table-cell ns41:value-type="float" table:style-name="TL_20_Data" office:value="639" office:value-type="float">
            <text:p>639</text:p>
          </table:table-cell>
          <table:table-cell ns41:value-type="float" table:style-name="TL_20_Data" office:value="716" office:value-type="float">
            <text:p>716</text:p>
          </table:table-cell>
          <table:table-cell ns41:value-type="float" table:style-name="TL_20_Data" office:value="1355" office:value-type="float">
            <text:p>135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Burgerlijk Armbestuu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Verpleeg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2" table:style-name="TL_20_Data" table:number-columns-repeated="2" office:value-type="float">
            <text:p>1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35" office:value-type="float">
            <text:p>33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921" office:value-type="float">
            <text:p>921</text:p>
          </table:table-cell>
          <table:table-cell ns41:value-type="float" table:style-name="TL_20_Data" office:value="1728" office:value-type="float">
            <text:p>172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Armgesticht Jorishof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772" office:value-type="float">
            <text:p>77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Oude Mannen- en Vr. 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Arm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50" office:value-type="float">
            <text:p>250</text:p>
          </table:table-cell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1209" office:value-type="float">
            <text:p>120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7" office:value-type="float">
            <text:p>18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1154" office:value-type="float">
            <text:p>1154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5" office:value-type="float">
            <text:p>17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660" office:value-type="float">
            <text:p>660</text:p>
          </table:table-cell>
          <table:table-cell ns41:value-type="float" table:style-name="TL_20_Data" office:value="1215" office:value-type="float">
            <text:p>121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3" office:value-type="float">
            <text:p>21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1175" office:value-type="float">
            <text:p>117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Q</text:p>
          </table:table-cell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Q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38" office:value-type="float">
            <text:p>23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1369" office:value-type="float">
            <text:p>136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810" office:value-type="float">
            <text:p>2810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19" office:value-type="float">
            <text:p>419</text:p>
          </table:table-cell>
          <table:table-cell table:style-name="TL_20_Data" table:number-columns-repeated="2"/>
          <table:table-cell ns41:value-type="float" table:style-name="TL_20_Data" office:value="7064" office:value-type="float">
            <text:p>7064</text:p>
          </table:table-cell>
          <table:table-cell ns41:value-type="float" table:style-name="TL_20_Data" office:value="8570" office:value-type="float">
            <text:p>8570</text:p>
          </table:table-cell>
          <table:table-cell ns41:value-type="float" table:style-name="TL_20_Data" office:value="15634" office:value-type="float">
            <text:p>15634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ce41" office:value="259" office:value-type="float">
            <text:p>25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R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S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9" office:value-type="float">
            <text:p>17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718" office:value-type="float">
            <text:p>71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9" office:value-type="float">
            <text:p>18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489" office:value-type="float">
            <text:p>489</text:p>
          </table:table-cell>
          <table:table-cell ns41:value-type="float" table:style-name="TL_20_Data" office:value="946" office:value-type="float">
            <text:p>94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U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47" office:value-type="float">
            <text:p>64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579" office:value-type="float">
            <text:p>1579</text:p>
          </table:table-cell>
          <table:table-cell ns41:value-type="float" table:style-name="TL_20_Data" office:value="1613" office:value-type="float">
            <text:p>1613</text:p>
          </table:table-cell>
          <table:table-cell ns41:value-type="float" table:style-name="TL_20_Data" office:value="3192" office:value-type="float">
            <text:p>3192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57" office:value-type="float">
            <text:p>345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651" office:value-type="float">
            <text:p>8651</text:p>
          </table:table-cell>
          <table:table-cell ns41:value-type="float" table:style-name="TL_20_Data" office:value="10186" office:value-type="float">
            <text:p>10186</text:p>
          </table:table-cell>
          <table:table-cell ns41:value-type="float" table:style-name="TL_20_Data" office:value="18837" office:value-type="float">
            <text:p>18837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ce41" office:value="282" office:value-type="float">
            <text:p>28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ucht Cap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2"/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720" office:value-type="float">
            <text:p>72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Steven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Stevensluis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ucht Cap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1" office:value-type="float">
            <text:p>11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56" office:value-type="float">
            <text:p>25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2"/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731" office:value-type="float">
            <text:p>731</text:p>
          </table:table-cell>
          <table:table-cell ns41:value-type="float" table:style-name="TL_20_Data" office:value="1535" office:value-type="float">
            <text:p>153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45" office:value-type="float">
            <text:p>64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Oude 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740" office:value-type="float">
            <text:p>74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Oude 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8" office:value-type="float">
            <text:p>22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45" office:value-type="float">
            <text:p>545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1071" office:value-type="float">
            <text:p>107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vlie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vlie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vlie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606" office:value-type="float">
            <text:p>60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04" table:style-name="TL_20_Data" table:number-columns-repeated="2" office:value-type="float">
            <text:p>104</text:p>
          </table:table-cell>
          <table:table-cell ns41:value-type="float" table:style-name="TL_20_Data" office:value="208" office:value-type="float">
            <text:p>208</text:p>
          </table:table-cell>
          <table:table-cell table:style-name="TL_20_Data"/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04" table:style-name="TL_20_Data" table:number-columns-repeated="2" office:value-type="float">
            <text:p>104</text:p>
          </table:table-cell>
          <table:table-cell ns41:value-type="float" table:style-name="TL_20_Data" office:value="208" office:value-type="float">
            <text:p>208</text:p>
          </table:table-cell>
          <table:table-cell table:style-name="TL_20_Data"/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534" office:value-type="float">
            <text:p>53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chuddebeu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811" office:value-type="float">
            <text:p>81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rgerl. Armbest.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Z</text:p>
          </table:table-cell>
          <table:table-cell ns41:value-type="string" office:value-type="string">
            <text:p>R. K. Liefdegesticht St. Anthoni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Z</text:p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Z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0" office:value-type="float">
            <text:p>29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619" office:value-type="float">
            <text:p>619</text:p>
          </table:table-cell>
          <table:table-cell ns41:value-type="float" table:style-name="TL_20_Data" office:value="1111" office:value-type="float">
            <text:p>111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67" office:value-type="float">
            <text:p>36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828" office:value-type="float">
            <text:p>828</text:p>
          </table:table-cell>
          <table:table-cell ns41:value-type="float" table:style-name="TL_20_Data" office:value="1506" office:value-type="float">
            <text:p>150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9" office:value-type="float">
            <text:p>48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999" office:value-type="float">
            <text:p>999</text:p>
          </table:table-cell>
          <table:table-cell ns41:value-type="float" table:style-name="TL_20_Data" office:value="1128" office:value-type="float">
            <text:p>1128</text:p>
          </table:table-cell>
          <table:table-cell ns41:value-type="float" table:style-name="TL_20_Data" office:value="2127" office:value-type="float">
            <text:p>2127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r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7" office:value-type="float">
            <text:p>197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997" office:value-type="float">
            <text:p>99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irjans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60" office:value-type="float">
            <text:p>2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655" office:value-type="float">
            <text:p>655</text:p>
          </table:table-cell>
          <table:table-cell ns41:value-type="float" table:style-name="TL_20_Data" office:value="1335" office:value-type="float">
            <text:p>133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r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rland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irjans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5" office:value-type="float">
            <text:p>5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5" office:value-type="float">
            <text:p>31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857" office:value-type="float">
            <text:p>857</text:p>
          </table:table-cell>
          <table:table-cell ns41:value-type="float" table:style-name="TL_20_Data" office:value="837" office:value-type="float">
            <text:p>837</text:p>
          </table:table-cell>
          <table:table-cell ns41:value-type="float" table:style-name="TL_20_Data" office:value="1694" office:value-type="float">
            <text:p>169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iaconie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70" office:value-type="float">
            <text:p>370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70" office:value-type="float">
            <text:p>370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2" office:value-type="float">
            <text:p>242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-Sou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2" office:value-type="float">
            <text:p>28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308" office:value-type="float">
            <text:p>130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e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est-Sou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office:value="126" table:style-name="TL_20_Data" table:number-columns-repeated="2" office:value-type="float">
            <text:p>126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4" office:value-type="float">
            <text:p>35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96" office:value-type="float">
            <text:p>796</text:p>
          </table:table-cell>
          <table:table-cell ns41:value-type="float" table:style-name="TL_20_Data" office:value="857" office:value-type="float">
            <text:p>857</text:p>
          </table:table-cell>
          <table:table-cell ns41:value-type="float" table:style-name="TL_20_Data" office:value="1653" office:value-type="float">
            <text:p>165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-Sou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e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est-Sou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27" office:value-type="float">
            <text:p>2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e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42" office:value-type="float">
            <text:p>64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9" office:value-type="float">
            <text:p>46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33" office:value-type="float">
            <text:p>1133</text:p>
          </table:table-cell>
          <table:table-cell ns41:value-type="float" table:style-name="TL_20_Data" office:value="1162" office:value-type="float">
            <text:p>1162</text:p>
          </table:table-cell>
          <table:table-cell ns41:value-type="float" table:style-name="TL_20_Data" office:value="2295" office:value-type="float">
            <text:p>229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76" office:value-type="float">
            <text:p>17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a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25" office:value-type="float">
            <text:p>2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a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ee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ij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ol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rg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ammers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nuit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mp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's Heer-Arend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oogland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ummer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627" office:value-type="float">
            <text:p>62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852" office:value-type="float">
            <text:p>85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lan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lan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lan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table:style-name="TL_20_Data" table:number-columns-repeated="7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lan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" office:value-type="float">
            <text:p>61</text:p>
          </table:table-cell>
          <table:table-cell table:style-name="TL_20_Data" table:number-columns-repeated="7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lan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7" office:value-type="float">
            <text:p>12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640" office:value-type="float">
            <text:p>64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rmhuis der N. H. Gem.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rmhuis der Geref. Gem.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rmhuis der R.K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5" table:style-name="TL_20_Data" table:number-columns-repeated="2" office:value-type="float">
            <text:p>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7" office:value-type="float">
            <text:p>18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9" office:value-type="float">
            <text:p>49</text:p>
          </table:table-cell>
          <table:table-cell table:style-name="TL_20_Data" table:number-columns-repeated="2"/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989" office:value-type="float">
            <text:p>98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60" office:value-type="float">
            <text:p>26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1:value-type="float" table:style-name="TL_20_Data" office:value="766" office:value-type="float">
            <text:p>766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505" office:value-type="float">
            <text:p>1505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13" office:value-type="float">
            <text:p>113</text:p>
          </table:table-cell>
          <table:table-cell table:style-name="TL_20_Data" table:number-columns-repeated="2"/>
          <table:table-cell ns41:value-type="float" table:style-name="TL_20_Data" office:value="998" office:value-type="float">
            <text:p>998</text:p>
          </table:table-cell>
          <table:table-cell ns41:value-type="float" table:style-name="TL_20_Data" office:value="978" office:value-type="float">
            <text:p>978</text:p>
          </table:table-cell>
          <table:table-cell ns41:value-type="float" table:style-name="TL_20_Data" office:value="1976" office:value-type="float">
            <text:p>1976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st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Via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Vian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Vian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" office:value-type="float">
            <text:p>52</text:p>
          </table:table-cell>
          <table:table-cell ns41:value-type="float" office:value="1" table:style-name="TL_20_Data" table:number-columns-repeated="3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office:value="139" table:style-name="TL_20_Data" table:number-columns-repeated="2" office:value-type="float">
            <text:p>139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arempe polder</text:p>
          </table:table-cell>
          <table:table-cell ns41:value-type="string" table:style-name="ce23" office:value-type="string">
            <text:p>Huizen</text:p>
          </table:table-cell>
          <table:table-cell/>
          <table:table-cell table:style-name="ce28"/>
          <table:table-cell table:style-name="TL_20_Data" table:number-columns-repeated="7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96" office:value-type="float">
            <text:p>19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oode 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69" table:style-name="TL_20_Data" table:number-columns-repeated="2" office:value-type="float">
            <text:p>69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4" office:value-type="float">
            <text:p>8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28" table:style-name="TL_20_Data" table:number-columns-repeated="2" office:value-type="float">
            <text:p>28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19" office:value-type="float">
            <text:p>31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07" office:value-type="float">
            <text:p>20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666" office:value-type="float">
            <text:p>66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6" office:value-type="float">
            <text:p>18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485" office:value-type="float">
            <text:p>485</text:p>
          </table:table-cell>
          <table:table-cell ns41:value-type="float" table:style-name="TL_20_Data" office:value="947" office:value-type="float">
            <text:p>94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erne Kon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737" office:value-type="float">
            <text:p>73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745" office:value-type="float">
            <text:p>7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20" office:value-type="float">
            <text:p>1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6" office:value-type="float">
            <text:p>15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922" office:value-type="float">
            <text:p>9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892" office:value-type="float">
            <text:p>89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1" office:value-type="float">
            <text:p>15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892" office:value-type="float">
            <text:p>89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't 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na Jacoba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3" office:value-type="float">
            <text:p>14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835" office:value-type="float">
            <text:p>8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4" office:value-type="float">
            <text:p>29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2"/>
          <table:table-cell ns41:value-type="float" table:style-name="TL_20_Data" office:value="897" office:value-type="float">
            <text:p>897</text:p>
          </table:table-cell>
          <table:table-cell ns41:value-type="float" table:style-name="TL_20_Data" office:value="830" office:value-type="float">
            <text:p>830</text:p>
          </table:table-cell>
          <table:table-cell ns41:value-type="float" table:style-name="TL_20_Data" office:value="1727" office:value-type="float">
            <text:p>172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1" office:value-type="float">
            <text:p>20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8" office:value-type="float">
            <text:p>108</text:p>
          </table:table-cell>
          <table:table-cell table:style-name="TL_20_Data" table:number-columns-repeated="2"/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460" office:value-type="float">
            <text:p>460</text:p>
          </table:table-cell>
          <table:table-cell ns41:value-type="float" table:style-name="TL_20_Data" office:value="960" office:value-type="float">
            <text:p>96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Strijenha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Strijenham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4" office:value-type="float">
            <text:p>124</text:p>
          </table:table-cell>
          <table:table-cell table:style-name="TL_20_Data" table:number-columns-repeated="2"/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123" office:value-type="float">
            <text:p>112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table:style-name="TL_20_Data" table:number-columns-repeated="4"/>
          <table:table-cell ns41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table:style-name="TL_20_Data" table:number-columns-repeated="4"/>
          <table:table-cell ns41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0" office:value-type="float">
            <text:p>31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11" office:value-type="float">
            <text:p>211</text:p>
          </table:table-cell>
          <table:table-cell table:style-name="TL_20_Data" table:number-columns-repeated="2"/>
          <table:table-cell ns41:value-type="float" table:style-name="TL_20_Data" office:value="808" office:value-type="float">
            <text:p>808</text:p>
          </table:table-cell>
          <table:table-cell ns41:value-type="float" table:style-name="TL_20_Data" office:value="749" office:value-type="float">
            <text:p>749</text:p>
          </table:table-cell>
          <table:table-cell ns41:value-type="float" table:style-name="TL_20_Data" office:value="1557" office:value-type="float">
            <text:p>1557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e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1" office:value-type="float">
            <text:p>41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e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1" office:value-type="float">
            <text:p>41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e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office:value="170" table:style-name="TL_20_Data" table:number-columns-repeated="2" office:value-type="float">
            <text:p>170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e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office:value="170" table:style-name="TL_20_Data" table:number-columns-repeated="2" office:value-type="float">
            <text:p>170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e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590" office:value-type="float">
            <text:p>59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Noor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Zui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784" office:value-type="float">
            <text:p>78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il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4" office:value-type="float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643" office:value-type="float">
            <text:p>64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at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847" office:value-type="float">
            <text:p>84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Zimmerma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Frederica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eijgersbergsch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Z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Noo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apenpu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Paradij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uiv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Mair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Haasj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n Ha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eijgersbergsch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1e. Bath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. Bath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at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eijgersbergsch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eijgersbergsche pold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Anna Maria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ames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0" office:value-type="float">
            <text:p>160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975" office:value-type="float">
            <text:p>97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6" office:value-type="float">
            <text:p>32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01" office:value-type="float">
            <text:p>901</text:p>
          </table:table-cell>
          <table:table-cell ns41:value-type="float" table:style-name="TL_20_Data" office:value="921" office:value-type="float">
            <text:p>921</text:p>
          </table:table-cell>
          <table:table-cell ns41:value-type="float" table:style-name="TL_20_Data" office:value="1822" office:value-type="float">
            <text:p>182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ieuw Er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l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468" office:value-type="float">
            <text:p>46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8" office:value-type="float">
            <text:p>14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West, 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West, St. Anna klooster, (Nonnensch)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W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1" office:value-type="float">
            <text:p>171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801" office:value-type="float">
            <text:p>80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Oo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Oost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5" office:value-type="float">
            <text:p>235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567" office:value-type="float">
            <text:p>567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1160" office:value-type="float">
            <text:p>1160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0" office:value-type="float">
            <text:p>70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5" office:value-type="float">
            <text:p>30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785" office:value-type="float">
            <text:p>785</text:p>
          </table:table-cell>
          <table:table-cell ns41:value-type="float" table:style-name="TL_20_Data" office:value="796" office:value-type="float">
            <text:p>796</text:p>
          </table:table-cell>
          <table:table-cell ns41:value-type="float" table:style-name="TL_20_Data" office:value="1581" office:value-type="float">
            <text:p>1581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, Armhuis der Ned. Herv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25" office:value-type="float">
            <text:p>2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949" office:value-type="float">
            <text:p>94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26" office:value-type="float">
            <text:p>2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958" office:value-type="float">
            <text:p>958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office:value="22" table:style-name="TL_20_Data" table:number-columns-repeated="2" office:value-type="float">
            <text:p>22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8" office:value-type="float">
            <text:p>29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660" office:value-type="float">
            <text:p>660</text:p>
          </table:table-cell>
          <table:table-cell ns41:value-type="float" table:style-name="TL_20_Data" office:value="1388" office:value-type="float">
            <text:p>1388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Diaconie Ned. Herv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537" office:value-type="float">
            <text:p>53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738" office:value-type="float">
            <text:p>73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5" office:value-type="float">
            <text:p>23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627" office:value-type="float">
            <text:p>627</text:p>
          </table:table-cell>
          <table:table-cell ns41:value-type="float" table:style-name="TL_20_Data" office:value="1275" office:value-type="float">
            <text:p>127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98" office:value-type="float">
            <text:p>39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1906" office:value-type="float">
            <text:p>190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95" table:style-name="TL_20_Data" table:number-columns-repeated="2" office:value-type="float">
            <text:p>95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799" office:value-type="float">
            <text:p>79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office:value="75" table:style-name="TL_20_Data" table:number-columns-repeated="2" office:value-type="float">
            <text:p>75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huis der N. H. Kerk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699" office:value-type="float">
            <text:p>69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703" office:value-type="float">
            <text:p>70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1" office:value-type="float">
            <text:p>32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19" office:value-type="float">
            <text:p>619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224" office:value-type="float">
            <text:p>122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Noor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0" office:value-type="float">
            <text:p>70</text:p>
          </table:table-cell>
          <table:table-cell table:style-name="TL_20_Data" table:number-columns-repeated="2"/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738" office:value-type="float">
            <text:p>73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Zuidwijk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Zui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2" office:value-type="float">
            <text:p>62</text:p>
          </table:table-cell>
          <table:table-cell table:style-name="TL_20_Data" table:number-columns-repeated="2"/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736" office:value-type="float">
            <text:p>73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Zuidw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2" office:value-type="float">
            <text:p>32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32" office:value-type="float">
            <text:p>132</text:p>
          </table:table-cell>
          <table:table-cell table:style-name="TL_20_Data" table:number-columns-repeated="2"/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1501" office:value-type="float">
            <text:p>1501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ei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575" office:value-type="float">
            <text:p>57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Anna ter 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95" office:value-type="float">
            <text:p>19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t. Anna ter 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8" office:value-type="float">
            <text:p>15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55" office:value-type="float">
            <text:p>45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0" office:value-type="float">
            <text:p>480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48" office:value-type="float">
            <text:p>148</text:p>
          </table:table-cell>
          <table:table-cell table:style-name="TL_20_Data" table:number-columns-repeated="2"/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1224" office:value-type="float">
            <text:p>1224</text:p>
          </table:table-cell>
          <table:table-cell ns41:value-type="float" table:style-name="TL_20_Data" office:value="2385" office:value-type="float">
            <text:p>238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Voo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oof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Mol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Achterweg Westelijk d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7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Armen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63" office:value-type="float">
            <text:p>2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629" office:value-type="float">
            <text:p>629</text:p>
          </table:table-cell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1227" office:value-type="float">
            <text:p>122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1" office:value-type="float">
            <text:p>33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817" office:value-type="float">
            <text:p>817</text:p>
          </table:table-cell>
          <table:table-cell ns41:value-type="float" table:style-name="TL_20_Data" office:value="787" office:value-type="float">
            <text:p>787</text:p>
          </table:table-cell>
          <table:table-cell ns41:value-type="float" table:style-name="TL_20_Data" office:value="1604" office:value-type="float">
            <text:p>1604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 Rapen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Lunt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table:style-name="TL_20_Data" table:number-columns-repeated="7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table:style-name="TL_20_Data" table:number-columns-repeated="7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19" office:value-type="float">
            <text:p>21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1059" office:value-type="float">
            <text:p>105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3" office:value-type="float">
            <text:p>33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73" office:value-type="float">
            <text:p>773</text:p>
          </table:table-cell>
          <table:table-cell ns41:value-type="float" table:style-name="TL_20_Data" office:value="767" office:value-type="float">
            <text:p>767</text:p>
          </table:table-cell>
          <table:table-cell ns41:value-type="float" table:style-name="TL_20_Data" office:value="1540" office:value-type="float">
            <text:p>154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938" office:value-type="float">
            <text:p>93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4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643" office:value-type="float">
            <text:p>64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office:value="187" table:style-name="TL_20_Data" table:number-columns-repeated="2" office:value-type="float">
            <text:p>187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00" office:value-type="float">
            <text:p>120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871" office:value-type="float">
            <text:p>2871</text:p>
          </table:table-cell>
          <table:table-cell ns41:value-type="float" table:style-name="TL_20_Data" office:value="3088" office:value-type="float">
            <text:p>3088</text:p>
          </table:table-cell>
          <table:table-cell ns41:value-type="float" table:style-name="TL_20_Data" office:value="5959" office:value-type="float">
            <text:p>5959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ce41" office:value="90" office:value-type="float">
            <text:p>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574" office:value-type="float">
            <text:p>574</text:p>
          </table:table-cell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Capucijner 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425" office:value-type="float">
            <text:p>425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Q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701" office:value-type="float">
            <text:p>70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21" office:value-type="float">
            <text:p>42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1091" office:value-type="float">
            <text:p>1091</text:p>
          </table:table-cell>
          <table:table-cell ns41:value-type="float" table:style-name="TL_20_Data" office:value="1124" office:value-type="float">
            <text:p>1124</text:p>
          </table:table-cell>
          <table:table-cell ns41:value-type="float" table:style-name="TL_20_Data" office:value="2215" office:value-type="float">
            <text:p>22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21" office:value-type="float">
            <text:p>162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962" office:value-type="float">
            <text:p>3962</text:p>
          </table:table-cell>
          <table:table-cell ns41:value-type="float" table:style-name="TL_20_Data" office:value="4212" office:value-type="float">
            <text:p>4212</text:p>
          </table:table-cell>
          <table:table-cell ns41:value-type="float" table:style-name="TL_20_Data" office:value="8174" office:value-type="float">
            <text:p>8174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ce41" office:value="106" office:value-type="float">
            <text:p>10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erv. Diaconie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45" office:value-type="float">
            <text:p>44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15" office:value-type="float">
            <text:p>1215</text:p>
          </table:table-cell>
          <table:table-cell ns41:value-type="float" table:style-name="TL_20_Data" office:value="1249" office:value-type="float">
            <text:p>1249</text:p>
          </table:table-cell>
          <table:table-cell ns41:value-type="float" table:style-name="TL_20_Data" office:value="2464" office:value-type="float">
            <text:p>2464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40" office:value-type="float">
            <text:p>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612" office:value-type="float">
            <text:p>6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5" office:value-type="float">
            <text:p>54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24" office:value-type="float">
            <text:p>1524</text:p>
          </table:table-cell>
          <table:table-cell ns41:value-type="float" table:style-name="TL_20_Data" office:value="1552" office:value-type="float">
            <text:p>1552</text:p>
          </table:table-cell>
          <table:table-cell ns41:value-type="float" table:style-name="TL_20_Data" office:value="3076" office:value-type="float">
            <text:p>3076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ce41" office:value="54" office:value-type="float">
            <text:p>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God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3" office:value-type="float">
            <text:p>133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75" office:value-type="float">
            <text:p>57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4" office:value-type="float">
            <text:p>134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andijk-Bi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andijk-Bui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874" office:value-type="float">
            <text:p>87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779" office:value-type="float">
            <text:p>77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ilitaire gebouwen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845" office:value-type="float">
            <text:p>845</text:p>
          </table:table-cell>
          <table:table-cell ns41:value-type="float" table:style-name="TL_20_Data" office:value="6" office:value-type="float">
            <text:p>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ilitair gebouw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g. Depot Discipli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0" office:value-type="float">
            <text:p>10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.K.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2" table:style-name="TL_20_Data" table:number-columns-repeated="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ilitair gebouw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4" office:value-type="float">
            <text:p>13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597" office:value-type="float">
            <text:p>597</text:p>
          </table:table-cell>
          <table:table-cell ns41:value-type="float" table:style-name="TL_20_Data" office:value="1152" office:value-type="float">
            <text:p>115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9" office:value-type="float">
            <text:p>14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701" office:value-type="float">
            <text:p>701</text:p>
          </table:table-cell>
          <table:table-cell ns41:value-type="float" table:style-name="TL_20_Data" office:value="1379" office:value-type="float">
            <text:p>137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0" office:value-type="float">
            <text:p>15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633" office:value-type="float">
            <text:p>633</text:p>
          </table:table-cell>
          <table:table-cell ns41:value-type="float" table:style-name="TL_20_Data" office:value="654" office:value-type="float">
            <text:p>654</text:p>
          </table:table-cell>
          <table:table-cell ns41:value-type="float" table:style-name="TL_20_Data" office:value="1287" office:value-type="float">
            <text:p>128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Militair gebouw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718" office:value-type="float">
            <text:p>71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832" office:value-type="float">
            <text:p>832</text:p>
          </table:table-cell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H.M. Kanonneerboot "Bulgia"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1010" office:value-type="float">
            <text:p>101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Kazerne Willem III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2" office:value-type="float">
            <text:p>62</text:p>
          </table:table-cell>
          <table:table-cell table:style-name="TL_20_Data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8" office:value-type="float">
            <text:p>48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Militaire gebouwen</text:p>
          </table:table-cell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6" office:value-type="float">
            <text:p>246</text:p>
          </table:table-cell>
          <table:table-cell table:style-name="TL_20_Data" table:number-columns-repeated="4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1063" office:value-type="float">
            <text:p>1063</text:p>
          </table:table-cell>
          <table:table-cell ns41:value-type="float" table:style-name="TL_20_Data" office:value="1094" office:value-type="float">
            <text:p>1094</text:p>
          </table:table-cell>
          <table:table-cell ns41:value-type="float" table:style-name="TL_20_Data" office:value="2157" office:value-type="float">
            <text:p>215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Militaire gebouwen</text:p>
          </table:table-cell>
          <table:table-cell table:style-name="ce23"/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11" table:style-name="TL_20_Data" table:number-columns-repeated="2" office:value-type="float">
            <text:p>1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R.K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table:style-name="TL_20_Data" table:number-columns-repeated="4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926" office:value-type="float">
            <text:p>92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963" office:value-type="float">
            <text:p>96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.M</text:p>
          </table:table-cell>
          <table:table-cell ns41:value-type="string" office:value-type="string">
            <text:p>Militair gebouw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.M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.M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" office:value-type="float">
            <text:p>10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.M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Militaire woningen</text:p>
          </table:table-cell>
          <table:table-cell table:style-name="ce23"/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5" office:value-type="float">
            <text:p>205</text:p>
          </table:table-cell>
          <table:table-cell ns41:value-type="float" office:value="17" table:style-name="TL_20_Data" table:number-columns-repeated="2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780" office:value-type="float">
            <text:p>780</text:p>
          </table:table-cell>
          <table:table-cell ns41:value-type="float" table:style-name="TL_20_Data" office:value="1485" office:value-type="float">
            <text:p>148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07" office:value-type="float">
            <text:p>200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8161" office:value-type="float">
            <text:p>8161</text:p>
          </table:table-cell>
          <table:table-cell ns41:value-type="float" table:style-name="TL_20_Data" office:value="8527" office:value-type="float">
            <text:p>8527</text:p>
          </table:table-cell>
          <table:table-cell ns41:value-type="float" table:style-name="TL_20_Data" office:value="16688" office:value-type="float">
            <text:p>16688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ce41" office:value="127" office:value-type="float">
            <text:p>1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5" office:value-type="float">
            <text:p>2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94" office:value-type="float">
            <text:p>694</text:p>
          </table:table-cell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1417" office:value-type="float">
            <text:p>141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Z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07" office:value-type="float">
            <text:p>407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88" office:value-type="float">
            <text:p>78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0" office:value-type="float">
            <text:p>34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101" office:value-type="float">
            <text:p>1101</text:p>
          </table:table-cell>
          <table:table-cell ns41:value-type="float" table:style-name="TL_20_Data" office:value="1104" office:value-type="float">
            <text:p>1104</text:p>
          </table:table-cell>
          <table:table-cell ns41:value-type="float" table:style-name="TL_20_Data" office:value="2205" office:value-type="float">
            <text:p>220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47" office:value-type="float">
            <text:p>234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9262" office:value-type="float">
            <text:p>9262</text:p>
          </table:table-cell>
          <table:table-cell ns41:value-type="float" table:style-name="TL_20_Data" office:value="9631" office:value-type="float">
            <text:p>9631</text:p>
          </table:table-cell>
          <table:table-cell ns41:value-type="float" table:style-name="TL_20_Data" office:value="18893" office:value-type="float">
            <text:p>18893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ce41" office:value="141" office:value-type="float">
            <text:p>1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94" office:value-type="float">
            <text:p>94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569" office:value-type="float">
            <text:p>56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andijk-bui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chella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0" office:value-type="float">
            <text:p>220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54" office:value-type="float">
            <text:p>154</text:p>
          </table:table-cell>
          <table:table-cell table:style-name="TL_20_Data" table:number-columns-repeated="2"/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19" office:value-type="float">
            <text:p>51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19" office:value-type="float">
            <text:p>51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" office:value-type="float">
            <text:p>146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07" office:value-type="float">
            <text:p>407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46" table:style-name="TL_20_Data" table:number-columns-repeated="2" office:value-type="float">
            <text:p>46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612" office:value-type="float">
            <text:p>61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571" office:value-type="float">
            <text:p>571</text:p>
          </table:table-cell>
          <table:table-cell ns41:value-type="float" table:style-name="TL_20_Data" office:value="541" office:value-type="float">
            <text:p>541</text:p>
          </table:table-cell>
          <table:table-cell ns41:value-type="float" table:style-name="TL_20_Data" office:value="1112" office:value-type="float">
            <text:p>111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4" office:value-type="float">
            <text:p>25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1408" office:value-type="float">
            <text:p>1408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0" office:value-type="float">
            <text:p>36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1001" office:value-type="float">
            <text:p>1001</text:p>
          </table:table-cell>
          <table:table-cell ns41:value-type="float" table:style-name="TL_20_Data" office:value="965" office:value-type="float">
            <text:p>965</text:p>
          </table:table-cell>
          <table:table-cell ns41:value-type="float" table:style-name="TL_20_Data" office:value="1966" office:value-type="float">
            <text:p>1966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ce41" office:value="51" office:value-type="float">
            <text:p>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9" office:value-type="float">
            <text:p>1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64" office:value-type="float">
            <text:p>26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655" office:value-type="float">
            <text:p>655</text:p>
          </table:table-cell>
          <table:table-cell ns41:value-type="float" table:style-name="TL_20_Data" office:value="1378" office:value-type="float">
            <text:p>137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9" office:value-type="float">
            <text:p>36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935" office:value-type="float">
            <text:p>935</text:p>
          </table:table-cell>
          <table:table-cell ns41:value-type="float" table:style-name="TL_20_Data" office:value="882" office:value-type="float">
            <text:p>882</text:p>
          </table:table-cell>
          <table:table-cell ns41:value-type="float" table:style-name="TL_20_Data" office:value="1817" office:value-type="float">
            <text:p>181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azerne Kon. Marechaussee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iaconie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4" office:value-type="float">
            <text:p>43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901" office:value-type="float">
            <text:p>901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1713" office:value-type="float">
            <text:p>171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38" office:value-type="float">
            <text:p>43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914" office:value-type="float">
            <text:p>914</text:p>
          </table:table-cell>
          <table:table-cell ns41:value-type="float" table:style-name="TL_20_Data" office:value="818" office:value-type="float">
            <text:p>818</text:p>
          </table:table-cell>
          <table:table-cell ns41:value-type="float" table:style-name="TL_20_Data" office:value="1732" office:value-type="float">
            <text:p>173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3" office:value-type="float">
            <text:p>4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986" office:value-type="float">
            <text:p>986</text:p>
          </table:table-cell>
          <table:table-cell ns41:value-type="float" table:style-name="TL_20_Data" office:value="886" office:value-type="float">
            <text:p>886</text:p>
          </table:table-cell>
          <table:table-cell ns41:value-type="float" table:style-name="TL_20_Data" office:value="1872" office:value-type="float">
            <text:p>187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(A. B.)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994" office:value-type="float">
            <text:p>99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588" office:value-type="float">
            <text:p>58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07" office:value-type="float">
            <text:p>40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948" office:value-type="float">
            <text:p>948</text:p>
          </table:table-cell>
          <table:table-cell ns41:value-type="float" table:style-name="TL_20_Data" office:value="1008" office:value-type="float">
            <text:p>1008</text:p>
          </table:table-cell>
          <table:table-cell ns41:value-type="float" table:style-name="TL_20_Data" office:value="1956" office:value-type="float">
            <text:p>195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68" table:style-name="TL_20_Data" table:number-columns-repeated="2" office:value-type="float">
            <text:p>68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J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599" office:value-type="float">
            <text:p>599</text:p>
          </table:table-cell>
          <table:table-cell ns41:value-type="float" table:style-name="TL_20_Data" office:value="1230" office:value-type="float">
            <text:p>123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10" office:value-type="float">
            <text:p>6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1579" office:value-type="float">
            <text:p>1579</text:p>
          </table:table-cell>
          <table:table-cell ns41:value-type="float" table:style-name="TL_20_Data" office:value="1607" office:value-type="float">
            <text:p>1607</text:p>
          </table:table-cell>
          <table:table-cell ns41:value-type="float" table:style-name="TL_20_Data" office:value="3186" office:value-type="float">
            <text:p>3186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6" office:value-type="float">
            <text:p>2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509" office:value-type="float">
            <text:p>509</text:p>
          </table:table-cell>
          <table:table-cell ns41:value-type="float" table:style-name="TL_20_Data" office:value="1007" office:value-type="float">
            <text:p>100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ud-Sabb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731" office:value-type="float">
            <text:p>731</text:p>
          </table:table-cell>
          <table:table-cell ns41:value-type="float" table:style-name="TL_20_Data" office:value="750" office:value-type="float">
            <text:p>750</text:p>
          </table:table-cell>
          <table:table-cell ns41:value-type="float" table:style-name="TL_20_Data" office:value="1481" office:value-type="float">
            <text:p>148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ost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ostkerk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ud-Sabb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75" office:value-type="float">
            <text:p>17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ud-Sabbing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620" office:value-type="float">
            <text:p>6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54" office:value-type="float">
            <text:p>45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042" office:value-type="float">
            <text:p>1042</text:p>
          </table:table-cell>
          <table:table-cell ns41:value-type="float" table:style-name="TL_20_Data" office:value="1059" office:value-type="float">
            <text:p>1059</text:p>
          </table:table-cell>
          <table:table-cell ns41:value-type="float" table:style-name="TL_20_Data" office:value="2101" office:value-type="float">
            <text:p>2101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8" office:value-type="float">
            <text:p>17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987" office:value-type="float">
            <text:p>98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1" office:value-type="float">
            <text:p>311</text:p>
          </table:table-cell>
          <table:table-cell table:style-name="TL_20_Data" table:number-columns-repeated="4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854" office:value-type="float">
            <text:p>854</text:p>
          </table:table-cell>
          <table:table-cell ns41:value-type="float" table:style-name="TL_20_Data" office:value="835" office:value-type="float">
            <text:p>835</text:p>
          </table:table-cell>
          <table:table-cell ns41:value-type="float" table:style-name="TL_20_Data" office:value="1689" office:value-type="float">
            <text:p>168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595" office:value-type="float">
            <text:p>595</text:p>
          </table:table-cell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1195" office:value-type="float">
            <text:p>119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4" office:value-type="float">
            <text:p>8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57" office:value-type="float">
            <text:p>75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table:style-name="TL_20_Data" table:number-columns-repeated="2"/>
          <table:table-cell ns41:value-type="float" table:style-name="TL_20_Data" office:value="2114" office:value-type="float">
            <text:p>2114</text:p>
          </table:table-cell>
          <table:table-cell ns41:value-type="float" table:style-name="TL_20_Data" office:value="2079" office:value-type="float">
            <text:p>2079</text:p>
          </table:table-cell>
          <table:table-cell ns41:value-type="float" table:style-name="TL_20_Data" office:value="4193" office:value-type="float">
            <text:p>4193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79" office:value-type="float">
            <text:p>77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118" office:value-type="float">
            <text:p>118</text:p>
          </table:table-cell>
          <table:table-cell table:style-name="TL_20_Data" table:number-columns-repeated="2"/>
          <table:table-cell ns41:value-type="float" table:style-name="TL_20_Data" office:value="2188" office:value-type="float">
            <text:p>2188</text:p>
          </table:table-cell>
          <table:table-cell ns41:value-type="float" table:style-name="TL_20_Data" office:value="2145" office:value-type="float">
            <text:p>2145</text:p>
          </table:table-cell>
          <table:table-cell ns41:value-type="float" table:style-name="TL_20_Data" office:value="4333" office:value-type="float">
            <text:p>433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. K. Bijz. 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N. H.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. K.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04" office:value-type="float">
            <text:p>30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570" office:value-type="float">
            <text:p>570</text:p>
          </table:table-cell>
          <table:table-cell ns41:value-type="float" table:style-name="TL_20_Data" office:value="654" office:value-type="float">
            <text:p>654</text:p>
          </table:table-cell>
          <table:table-cell ns41:value-type="float" table:style-name="TL_20_Data" office:value="1224" office:value-type="float">
            <text:p>12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8" office:value-type="float">
            <text:p>30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1248" office:value-type="float">
            <text:p>1248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ranj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aurits- en Goud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table:style-name="TL_20_Data" table:number-columns-repeated="7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80" office:value-type="float">
            <text:p>28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aurits- en Goud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Turkeije, Kleine juffrouw- en groote jonkvrouwpolder (benoorden en Ponte)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Zuiddiepenpolder en Lini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Mollekot-Klarapolder en geh. Maagd van Ge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roote jonkvrouwpolder bezuiden- en Thibaut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en Stroopuit, Plakkebord en Goedle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78" office:value-type="float">
            <text:p>27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793" office:value-type="float">
            <text:p>793</text:p>
          </table:table-cell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86" office:value-type="float">
            <text:p>58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1371" office:value-type="float">
            <text:p>1371</text:p>
          </table:table-cell>
          <table:table-cell ns41:value-type="float" table:style-name="TL_20_Data" office:value="1404" office:value-type="float">
            <text:p>1404</text:p>
          </table:table-cell>
          <table:table-cell ns41:value-type="float" table:style-name="TL_20_Data" office:value="2775" office:value-type="float">
            <text:p>277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9" office:value-type="float">
            <text:p>25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982" office:value-type="float">
            <text:p>98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aamslagsche 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euz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pui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the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70" office:value-type="float">
            <text:p>47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928" office:value-type="float">
            <text:p>928</text:p>
          </table:table-cell>
          <table:table-cell ns41:value-type="float" table:style-name="TL_20_Data" office:value="961" office:value-type="float">
            <text:p>961</text:p>
          </table:table-cell>
          <table:table-cell ns41:value-type="float" table:style-name="TL_20_Data" office:value="1889" office:value-type="float">
            <text:p>188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verig d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V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Grie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oonha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verig d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verig d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46" office:value-type="float">
            <text:p>24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669" office:value-type="float">
            <text:p>669</text:p>
          </table:table-cell>
          <table:table-cell ns41:value-type="float" table:style-name="TL_20_Data" office:value="662" office:value-type="float">
            <text:p>662</text:p>
          </table:table-cell>
          <table:table-cell ns41:value-type="float" table:style-name="TL_20_Data" office:value="1331" office:value-type="float">
            <text:p>133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16" office:value-type="float">
            <text:p>7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1597" office:value-type="float">
            <text:p>1597</text:p>
          </table:table-cell>
          <table:table-cell ns41:value-type="float" table:style-name="TL_20_Data" office:value="1623" office:value-type="float">
            <text:p>1623</text:p>
          </table:table-cell>
          <table:table-cell ns41:value-type="float" table:style-name="TL_20_Data" office:value="3220" office:value-type="float">
            <text:p>3220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36" office:value-type="float">
            <text:p>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Cornelia liefde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rv. diaconie verpleging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77" office:value-type="float">
            <text:p>77</text:p>
          </table:table-cell>
          <table:table-cell table:style-name="TL_20_Data" table:number-columns-repeated="2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649" office:value-type="float">
            <text:p>649</text:p>
          </table:table-cell>
          <table:table-cell ns41:value-type="float" table:style-name="TL_20_Data" office:value="1157" office:value-type="float">
            <text:p>115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3" office:value-type="float">
            <text:p>36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float" table:style-name="TL_20_Data" office:value="756" office:value-type="float">
            <text:p>756</text:p>
          </table:table-cell>
          <table:table-cell ns41:value-type="float" table:style-name="TL_20_Data" office:value="777" office:value-type="float">
            <text:p>777</text:p>
          </table:table-cell>
          <table:table-cell ns41:value-type="float" table:style-name="TL_20_Data" office:value="1533" office:value-type="float">
            <text:p>153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rger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01" office:value-type="float">
            <text:p>50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82" office:value-type="float">
            <text:p>82</text:p>
          </table:table-cell>
          <table:table-cell table:style-name="TL_20_Data" table:number-columns-repeated="2"/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1117" office:value-type="float">
            <text:p>1117</text:p>
          </table:table-cell>
          <table:table-cell ns41:value-type="float" table:style-name="TL_20_Data" office:value="2146" office:value-type="float">
            <text:p>214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110" office:value-type="float">
            <text:p>110</text:p>
          </table:table-cell>
          <table:table-cell table:style-name="TL_20_Data" table:number-columns-repeated="2"/>
          <table:table-cell ns41:value-type="float" table:style-name="TL_20_Data" office:value="722" office:value-type="float">
            <text:p>722</text:p>
          </table:table-cell>
          <table:table-cell ns41:value-type="float" table:style-name="TL_20_Data" office:value="877" office:value-type="float">
            <text:p>877</text:p>
          </table:table-cell>
          <table:table-cell ns41:value-type="float" table:style-name="TL_20_Data" office:value="1599" office:value-type="float">
            <text:p>1599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78" office:value-type="float">
            <text:p>1478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 table:number-columns-repeated="3"/>
          <table:table-cell ns41:value-type="float" table:style-name="TL_20_Data" office:value="383" office:value-type="float">
            <text:p>383</text:p>
          </table:table-cell>
          <table:table-cell table:style-name="TL_20_Data" table:number-columns-repeated="2"/>
          <table:table-cell ns41:value-type="float" table:style-name="TL_20_Data" office:value="3061" office:value-type="float">
            <text:p>3061</text:p>
          </table:table-cell>
          <table:table-cell ns41:value-type="float" table:style-name="TL_20_Data" office:value="3465" office:value-type="float">
            <text:p>3465</text:p>
          </table:table-cell>
          <table:table-cell ns41:value-type="float" table:style-name="TL_20_Data" office:value="6526" office:value-type="float">
            <text:p>6526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ce41" office:value="61" office:value-type="float">
            <text:p>6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office:value="7" table:style-name="TL_20_Data" table:number-columns-repeated="2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24" office:value-type="float">
            <text:p>152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217" office:value-type="float">
            <text:p>3217</text:p>
          </table:table-cell>
          <table:table-cell ns41:value-type="float" table:style-name="TL_20_Data" office:value="3601" office:value-type="float">
            <text:p>3601</text:p>
          </table:table-cell>
          <table:table-cell ns41:value-type="float" table:style-name="TL_20_Data" office:value="6818" office:value-type="float">
            <text:p>6818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ce41" office:value="79" office:value-type="float">
            <text:p>7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3" office:value-type="float">
            <text:p>22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1058" office:value-type="float">
            <text:p>105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iaconie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rgerlijk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8" office:value-type="float">
            <text:p>15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69" office:value-type="float">
            <text:p>66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table:style-name="TL_20_Data" table:number-columns-repeated="7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32" office:value-type="float">
            <text:p>3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711" office:value-type="float">
            <text:p>7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503" office:value-type="float">
            <text:p>503</text:p>
          </table:table-cell>
          <table:table-cell ns41:value-type="float" table:style-name="TL_20_Data" office:value="1014" office:value-type="float">
            <text:p>10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Midde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65" office:value-type="float">
            <text:p>36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637" office:value-type="float">
            <text:p>63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6" office:value-type="float">
            <text:p>23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41" office:value-type="float">
            <text:p>541</text:p>
          </table:table-cell>
          <table:table-cell ns41:value-type="float" table:style-name="TL_20_Data" office:value="557" office:value-type="float">
            <text:p>557</text:p>
          </table:table-cell>
          <table:table-cell ns41:value-type="float" table:style-name="TL_20_Data" office:value="1098" office:value-type="float">
            <text:p>109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1" office:value-type="float">
            <text:p>20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9" office:value-type="float">
            <text:p>22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1241" office:value-type="float">
            <text:p>124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11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0" office:value-type="float">
            <text:p>430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1:value-type="float" table:style-name="TL_20_Data" office:value="1103" office:value-type="float">
            <text:p>1103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2087" office:value-type="float">
            <text:p>2087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48" office:value-type="float">
            <text:p>264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1:value-type="float" table:style-name="TL_20_Data" office:value="5723" office:value-type="float">
            <text:p>5723</text:p>
          </table:table-cell>
          <table:table-cell ns41:value-type="float" table:style-name="TL_20_Data" office:value="5695" office:value-type="float">
            <text:p>5695</text:p>
          </table:table-cell>
          <table:table-cell ns41:value-type="float" table:style-name="TL_20_Data" office:value="11418" office:value-type="float">
            <text:p>11418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ce41" office:value="142" office:value-type="float">
            <text:p>1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80" office:value-type="float">
            <text:p>2380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6326" office:value-type="float">
            <text:p>6326</text:p>
          </table:table-cell>
          <table:table-cell ns41:value-type="float" table:style-name="TL_20_Data" office:value="5983" office:value-type="float">
            <text:p>5983</text:p>
          </table:table-cell>
          <table:table-cell ns41:value-type="float" table:style-name="TL_20_Data" office:value="12309" office:value-type="float">
            <text:p>12309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ce41" office:value="121" office:value-type="float">
            <text:p>1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566" office:value-type="float">
            <text:p>56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137" office:value-type="float">
            <text:p>5137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2339" office:value-type="float">
            <text:p>12339</text:p>
          </table:table-cell>
          <table:table-cell ns41:value-type="float" table:style-name="TL_20_Data" office:value="11954" office:value-type="float">
            <text:p>11954</text:p>
          </table:table-cell>
          <table:table-cell ns41:value-type="float" table:style-name="TL_20_Data" office:value="24293" office:value-type="float">
            <text:p>24293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ce41" office:value="275" office:value-type="float">
            <text:p>27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651" office:value-type="float">
            <text:p>665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5209" office:value-type="float">
            <text:p>15209</text:p>
          </table:table-cell>
          <table:table-cell ns41:value-type="float" table:style-name="TL_20_Data" office:value="15218" office:value-type="float">
            <text:p>15218</text:p>
          </table:table-cell>
          <table:table-cell ns41:value-type="float" table:style-name="TL_20_Data" office:value="30427" office:value-type="float">
            <text:p>30427</text:p>
          </table:table-cell>
          <table:table-cell ns41:value-type="float" table:style-name="TL_20_Data" office:value="575" office:value-type="float">
            <text:p>575</text:p>
          </table:table-cell>
          <table:table-cell ns41:value-type="float" table:style-name="ce41" office:value="388" office:value-type="float">
            <text:p>38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551" office:value-type="float">
            <text:p>4551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2718" office:value-type="float">
            <text:p>12718</text:p>
          </table:table-cell>
          <table:table-cell ns41:value-type="float" table:style-name="TL_20_Data" office:value="11942" office:value-type="float">
            <text:p>11942</text:p>
          </table:table-cell>
          <table:table-cell ns41:value-type="float" table:style-name="TL_20_Data" office:value="24660" office:value-type="float">
            <text:p>24660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ce41" office:value="292" office:value-type="float">
            <text:p>29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11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5245.2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202" office:value-type="float">
            <text:p>11202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ns41:value-type="float" table:style-name="TL_20_Data" office:value="1141" office:value-type="float">
            <text:p>1141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928" office:value-type="float">
            <text:p>27928</text:p>
          </table:table-cell>
          <table:table-cell ns41:value-type="float" table:style-name="TL_20_Data" office:value="27160" office:value-type="float">
            <text:p>27160</text:p>
          </table:table-cell>
          <table:table-cell ns41:value-type="float" table:style-name="TL_20_Data" office:value="55088" office:value-type="float">
            <text:p>55088</text:p>
          </table:table-cell>
          <table:table-cell ns41:value-type="float" table:style-name="TL_20_Data" office:value="990" office:value-type="float">
            <text:p>990</text:p>
          </table:table-cell>
          <table:table-cell ns41:value-type="float" table:style-name="ce41" office:value="680" office:value-type="float">
            <text:p>68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791" office:value-type="float">
            <text:p>9791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ns41:value-type="float" table:style-name="TL_20_Data" office:value="948" office:value-type="float">
            <text:p>94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2790" office:value-type="float">
            <text:p>22790</text:p>
          </table:table-cell>
          <table:table-cell ns41:value-type="float" table:style-name="TL_20_Data" office:value="23935" office:value-type="float">
            <text:p>23935</text:p>
          </table:table-cell>
          <table:table-cell ns41:value-type="float" table:style-name="TL_20_Data" office:value="46725" office:value-type="float">
            <text:p>46725</text:p>
          </table:table-cell>
          <table:table-cell ns41:value-type="float" table:style-name="TL_20_Data" office:value="619" office:value-type="float">
            <text:p>619</text:p>
          </table:table-cell>
          <table:table-cell ns41:value-type="float" table:style-name="ce41" office:value="463" office:value-type="float">
            <text:p>4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27" office:value-type="float">
            <text:p>4327</text:p>
          </table:table-cell>
          <table:table-cell ns41:value-type="float" table:style-name="TL_20_Data" office:value="120" office:value-type="float">
            <text:p>120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61" office:value-type="float">
            <text:p>261</text:p>
          </table:table-cell>
          <table:table-cell table:style-name="TL_20_Data"/>
          <table:table-cell ns41:value-type="float" table:style-name="TL_20_Data" office:value="11995" office:value-type="float">
            <text:p>11995</text:p>
          </table:table-cell>
          <table:table-cell ns41:value-type="float" table:style-name="TL_20_Data" office:value="11425" office:value-type="float">
            <text:p>11425</text:p>
          </table:table-cell>
          <table:table-cell ns41:value-type="float" table:style-name="TL_20_Data" office:value="23420" office:value-type="float">
            <text:p>23420</text:p>
          </table:table-cell>
          <table:table-cell ns41:value-type="float" table:style-name="TL_20_Data" office:value="1061" office:value-type="float">
            <text:p>1061</text:p>
          </table:table-cell>
          <table:table-cell ns41:value-type="float" table:style-name="ce41" office:value="490" office:value-type="float">
            <text:p>4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11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5308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118" office:value-type="float">
            <text:p>14118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62" office:value-type="float">
            <text:p>1062</text:p>
          </table:table-cell>
          <table:table-cell ns41:value-type="float" table:style-name="TL_20_Data" office:value="265" office:value-type="float">
            <text:p>265</text:p>
          </table:table-cell>
          <table:table-cell table:style-name="TL_20_Data"/>
          <table:table-cell ns41:value-type="float" table:style-name="TL_20_Data" office:value="34786" office:value-type="float">
            <text:p>34786</text:p>
          </table:table-cell>
          <table:table-cell ns41:value-type="float" table:style-name="TL_20_Data" office:value="35361" office:value-type="float">
            <text:p>35361</text:p>
          </table:table-cell>
          <table:table-cell ns41:value-type="float" table:style-name="TL_20_Data" office:value="70147" office:value-type="float">
            <text:p>70147</text:p>
          </table:table-cell>
          <table:table-cell ns41:value-type="float" table:style-name="TL_20_Data" office:value="1680" office:value-type="float">
            <text:p>1680</text:p>
          </table:table-cell>
          <table:table-cell ns41:value-type="float" table:style-name="ce41" office:value="953" office:value-type="float">
            <text:p>9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47" office:value-type="float">
            <text:p>4247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9490" office:value-type="float">
            <text:p>9490</text:p>
          </table:table-cell>
          <table:table-cell ns41:value-type="float" table:style-name="TL_20_Data" office:value="10677" office:value-type="float">
            <text:p>10677</text:p>
          </table:table-cell>
          <table:table-cell ns41:value-type="float" table:style-name="TL_20_Data" office:value="20167" office:value-type="float">
            <text:p>20167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ce41" office:value="264" office:value-type="float">
            <text:p>26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95" office:value-type="float">
            <text:p>129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3369" office:value-type="float">
            <text:p>3369</text:p>
          </table:table-cell>
          <table:table-cell ns41:value-type="float" table:style-name="TL_20_Data" office:value="3413" office:value-type="float">
            <text:p>3413</text:p>
          </table:table-cell>
          <table:table-cell ns41:value-type="float" table:style-name="TL_20_Data" office:value="6782" office:value-type="float">
            <text:p>6782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11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5372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542" office:value-type="float">
            <text:p>5542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float" table:style-name="TL_20_Data" office:value="817" office:value-type="float">
            <text:p>817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TL_20_Data" office:value="12860" office:value-type="float">
            <text:p>12860</text:p>
          </table:table-cell>
          <table:table-cell ns41:value-type="float" table:style-name="TL_20_Data" office:value="14090" office:value-type="float">
            <text:p>14090</text:p>
          </table:table-cell>
          <table:table-cell ns41:value-type="float" table:style-name="TL_20_Data" office:value="26950" office:value-type="float">
            <text:p>26950</text:p>
          </table:table-cell>
          <table:table-cell ns41:value-type="float" table:style-name="TL_20_Data" office:value="547" office:value-type="float">
            <text:p>547</text:p>
          </table:table-cell>
          <table:table-cell ns41:value-type="float" table:style-name="ce41" office:value="360" office:value-type="float">
            <text:p>3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16" office:value-type="float">
            <text:p>4816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5225" office:value-type="float">
            <text:p>15225</text:p>
          </table:table-cell>
          <table:table-cell ns41:value-type="float" table:style-name="TL_20_Data" office:value="17097" office:value-type="float">
            <text:p>17097</text:p>
          </table:table-cell>
          <table:table-cell ns41:value-type="float" table:style-name="TL_20_Data" office:value="32322" office:value-type="float">
            <text:p>32322</text:p>
          </table:table-cell>
          <table:table-cell ns41:value-type="float" table:style-name="TL_20_Data" office:value="597" office:value-type="float">
            <text:p>597</text:p>
          </table:table-cell>
          <table:table-cell ns41:value-type="float" table:style-name="ce41" office:value="386" office:value-type="float">
            <text:p>38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87" office:value-type="float">
            <text:p>98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680" office:value-type="float">
            <text:p>2680</text:p>
          </table:table-cell>
          <table:table-cell ns41:value-type="float" table:style-name="TL_20_Data" office:value="2717" office:value-type="float">
            <text:p>2717</text:p>
          </table:table-cell>
          <table:table-cell ns41:value-type="float" table:style-name="TL_20_Data" office:value="5397" office:value-type="float">
            <text:p>539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11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543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803" office:value-type="float">
            <text:p>5803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7913" office:value-type="float">
            <text:p>17913</text:p>
          </table:table-cell>
          <table:table-cell ns41:value-type="float" table:style-name="TL_20_Data" office:value="19817" office:value-type="float">
            <text:p>19817</text:p>
          </table:table-cell>
          <table:table-cell ns41:value-type="float" table:style-name="TL_20_Data" office:value="37730" office:value-type="float">
            <text:p>37730</text:p>
          </table:table-cell>
          <table:table-cell ns41:value-type="float" table:style-name="TL_20_Data" office:value="638" office:value-type="float">
            <text:p>638</text:p>
          </table:table-cell>
          <table:table-cell ns41:value-type="float" table:style-name="ce41" office:value="423" office:value-type="float">
            <text:p>4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354" office:value-type="float">
            <text:p>28354</text:p>
          </table:table-cell>
          <table:table-cell ns41:value-type="float" table:style-name="TL_20_Data" office:value="718" office:value-type="float">
            <text:p>718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25" office:value-type="float">
            <text:p>125</text:p>
          </table:table-cell>
          <table:table-cell table:style-name="TL_20_Data"/>
          <table:table-cell ns41:value-type="float" table:style-name="TL_20_Data" office:value="3562" office:value-type="float">
            <text:p>3562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8884" office:value-type="float">
            <text:p>68884</text:p>
          </table:table-cell>
          <table:table-cell ns41:value-type="float" table:style-name="TL_20_Data" office:value="73021" office:value-type="float">
            <text:p>73021</text:p>
          </table:table-cell>
          <table:table-cell ns41:value-type="float" table:style-name="TL_20_Data" office:value="141905" office:value-type="float">
            <text:p>141905</text:p>
          </table:table-cell>
          <table:table-cell ns41:value-type="float" table:style-name="TL_20_Data" office:value="2368" office:value-type="float">
            <text:p>2368</text:p>
          </table:table-cell>
          <table:table-cell ns41:value-type="float" table:style-name="ce41" office:value="1649" office:value-type="float">
            <text:p>16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769" office:value-type="float">
            <text:p>13769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00" office:value-type="float">
            <text:p>800</text:p>
          </table:table-cell>
          <table:table-cell ns41:value-type="float" table:style-name="TL_20_Data" office:value="323" office:value-type="float">
            <text:p>323</text:p>
          </table:table-cell>
          <table:table-cell table:style-name="TL_20_Data"/>
          <table:table-cell ns41:value-type="float" table:style-name="TL_20_Data" office:value="37744" office:value-type="float">
            <text:p>37744</text:p>
          </table:table-cell>
          <table:table-cell ns41:value-type="float" table:style-name="TL_20_Data" office:value="36065" office:value-type="float">
            <text:p>36065</text:p>
          </table:table-cell>
          <table:table-cell ns41:value-type="float" table:style-name="TL_20_Data" office:value="73809" office:value-type="float">
            <text:p>73809</text:p>
          </table:table-cell>
          <table:table-cell ns41:value-type="float" table:style-name="TL_20_Data" office:value="1870" office:value-type="float">
            <text:p>1870</text:p>
          </table:table-cell>
          <table:table-cell ns41:value-type="float" table:style-name="ce41" office:value="1054" office:value-type="float">
            <text:p>10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566" office:value-type="float">
            <text:p>56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1550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1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42232" office:value-type="float">
            <text:p>42232</text:p>
          </table:table-cell>
          <table:table-cell ns41:value-type="float" table:style-name="ce33" office:value="1097" office:value-type="float">
            <text:p>1097</text:p>
          </table:table-cell>
          <table:table-cell ns41:value-type="float" table:style-name="ce33" office:value="155" office:value-type="float">
            <text:p>155</text:p>
          </table:table-cell>
          <table:table-cell ns41:value-type="float" table:style-name="ce33" office:value="237" office:value-type="float">
            <text:p>237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364" office:value-type="float">
            <text:p>4364</text:p>
          </table:table-cell>
          <table:table-cell ns41:value-type="float" table:style-name="ce33" office:value="376" office:value-type="float">
            <text:p>37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06929" office:value-type="float">
            <text:p>106929</text:p>
          </table:table-cell>
          <table:table-cell ns41:value-type="float" table:style-name="ce33" office:value="109366" office:value-type="float">
            <text:p>109366</text:p>
          </table:table-cell>
          <table:table-cell ns41:value-type="float" table:style-name="ce33" office:value="216295" office:value-type="float">
            <text:p>216295</text:p>
          </table:table-cell>
          <table:table-cell ns41:value-type="float" table:style-name="ce33" office:value="4250" office:value-type="float">
            <text:p>4250</text:p>
          </table:table-cell>
          <table:table-cell ns41:value-type="float" table:style-name="ce42" office:value="2715" office:value-type="float">
            <text:p>2715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05_D1</text:p>
          </table:table-cell>
          <table:table-cell ns41:value-type="float" table:style-name="ce51" office:value="48" office:value-type="float">
            <text:p>48</text:p>
          </table:table-cell>
          <table:table-cell ns41:value-type="string" table:style-name="ce51" office:value-type="string">
            <text:p>ZE</text:p>
          </table:table-cell>
          <table:table-cell ns41:value-type="string" table:style-name="ce57" office:value-type="string">
            <text:p>03_0027</text:p>
          </table:table-cell>
          <table:table-cell table:number-columns-repeated="1000"/>
        </table:table-row>
        <table:table-row table:style-name="ro4" table:number-rows-repeated="10473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19.0452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" style:page-layout-name="Mpm3" style:display-name="PageStyle_Zee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37:35</meta:creation-date>
    <dc:date>2015-03-30T21:37:38.248419000</dc:date>
    <meta:editing-duration>PT3M21S</meta:editing-duration>
    <meta:editing-cycles>4</meta:editing-cycles>
    <meta:document-statistic meta:object-count="0" meta:cell-count="18658" meta:table-count="1"/>
    <meta:generator>ODFPY/1.3.5</meta:generator>
  </office:meta>
</office:document-meta>
</file>